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1161in" svg:height="2.1752in" svg:x="1.3118in" svg:y="20.5697in">
            <draw:object draw:notify-on-update-of-ranges="Sheet1.A1:Sheet1.A1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4228in" svg:height="2.5937in" svg:x="2.2004in" svg:y="23.3197in">
            <draw:object draw:notify-on-update-of-ranges="Sheet1.I1:Sheet1.I1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53in" svg:x="4.228in" svg:y="0.272in">
            <draw:object draw:notify-on-update-of-ranges="Sheet1.N1:Sheet1.N1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.822in" svg:height="2.7122in" svg:x="13.9421in" svg:y="0.2689in">
            <draw:object draw:notify-on-update-of-ranges="Sheet1.O2:Sheet1.O1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float" office:value="988.3" calcext:value-type="float">
            <text:p>988.3</text:p>
          </table:table-cell>
          <table:table-cell table:number-columns-repeated="7"/>
          <table:table-cell office:value-type="float" office:value="988.3" calcext:value-type="float">
            <text:p>988.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88.3" calcext:value-type="float">
            <text:p>988.3</text:p>
          </table:table-cell>
          <table:table-cell table:number-columns-repeated="5"/>
        </table:table-row>
        <table:table-row table:style-name="ro1">
          <table:table-cell office:value-type="float" office:value="988.227" calcext:value-type="float">
            <text:p>988.227</text:p>
          </table:table-cell>
          <table:table-cell table:number-columns-repeated="7"/>
          <table:table-cell office:value-type="float" office:value="988.3" calcext:value-type="float">
            <text:p>988.3</text:p>
          </table:table-cell>
          <table:table-cell table:number-columns-repeated="3"/>
          <table:table-cell table:formula="of:=[.M1]+1" office:value-type="float" office:value="1" calcext:value-type="float">
            <text:p>1</text:p>
          </table:table-cell>
          <table:table-cell office:value-type="float" office:value="988.3" calcext:value-type="float">
            <text:p>988.3</text:p>
          </table:table-cell>
          <table:table-cell table:formula="of:=[.N1]-[.N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86.353" calcext:value-type="float">
            <text:p>986.353</text:p>
          </table:table-cell>
          <table:table-cell table:number-columns-repeated="7"/>
          <table:table-cell office:value-type="float" office:value="988.3" calcext:value-type="float">
            <text:p>988.3</text:p>
          </table:table-cell>
          <table:table-cell table:formula="of:=[.I5]-[.I1]" office:value-type="float" office:value="0" calcext:value-type="float">
            <text:p>0</text:p>
          </table:table-cell>
          <table:table-cell table:number-columns-repeated="2"/>
          <table:table-cell table:formula="of:=[.M2]+1" office:value-type="float" office:value="2" calcext:value-type="float">
            <text:p>2</text:p>
          </table:table-cell>
          <table:table-cell office:value-type="float" office:value="988.3" calcext:value-type="float">
            <text:p>988.3</text:p>
          </table:table-cell>
          <table:table-cell table:formula="of:=[.N2]-[.N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81.95" calcext:value-type="float">
            <text:p>981.95</text:p>
          </table:table-cell>
          <table:table-cell table:number-columns-repeated="7"/>
          <table:table-cell office:value-type="float" office:value="988.3" calcext:value-type="float">
            <text:p>988.3</text:p>
          </table:table-cell>
          <table:table-cell table:formula="of:=[.I6]-[.I2]" office:value-type="float" office:value="-0.0729999999999791" calcext:value-type="float">
            <text:p>-0.072999999999979</text:p>
          </table:table-cell>
          <table:table-cell table:number-columns-repeated="2"/>
          <table:table-cell table:formula="of:=[.M3]+1" office:value-type="float" office:value="3" calcext:value-type="float">
            <text:p>3</text:p>
          </table:table-cell>
          <table:table-cell office:value-type="float" office:value="988.3" calcext:value-type="float">
            <text:p>988.3</text:p>
          </table:table-cell>
          <table:table-cell table:formula="of:=[.N3]-[.N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75.022" calcext:value-type="float">
            <text:p>975.022</text:p>
          </table:table-cell>
          <table:table-cell table:number-columns-repeated="7"/>
          <table:table-cell office:value-type="float" office:value="988.3" calcext:value-type="float">
            <text:p>988.3</text:p>
          </table:table-cell>
          <table:table-cell table:formula="of:=[.I7]-[.I3]" office:value-type="float" office:value="0" calcext:value-type="float">
            <text:p>0</text:p>
          </table:table-cell>
          <table:table-cell table:number-columns-repeated="2"/>
          <table:table-cell table:formula="of:=[.M4]+1" office:value-type="float" office:value="4" calcext:value-type="float">
            <text:p>4</text:p>
          </table:table-cell>
          <table:table-cell office:value-type="float" office:value="988.3" calcext:value-type="float">
            <text:p>988.3</text:p>
          </table:table-cell>
          <table:table-cell table:formula="of:=[.N4]-[.N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65.567" calcext:value-type="float">
            <text:p>965.567</text:p>
          </table:table-cell>
          <table:table-cell table:number-columns-repeated="7"/>
          <table:table-cell office:value-type="float" office:value="988.227" calcext:value-type="float">
            <text:p>988.227</text:p>
          </table:table-cell>
          <table:table-cell table:formula="of:=[.I8]-[.I4]" office:value-type="float" office:value="0" calcext:value-type="float">
            <text:p>0</text:p>
          </table:table-cell>
          <table:table-cell table:number-columns-repeated="2"/>
          <table:table-cell table:formula="of:=[.M5]+1" office:value-type="float" office:value="5" calcext:value-type="float">
            <text:p>5</text:p>
          </table:table-cell>
          <table:table-cell office:value-type="float" office:value="988.3" calcext:value-type="float">
            <text:p>988.3</text:p>
          </table:table-cell>
          <table:table-cell table:formula="of:=[.N5]-[.N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54.311" calcext:value-type="float">
            <text:p>954.311</text:p>
          </table:table-cell>
          <table:table-cell table:number-columns-repeated="7"/>
          <table:table-cell office:value-type="float" office:value="988.3" calcext:value-type="float">
            <text:p>988.3</text:p>
          </table:table-cell>
          <table:table-cell table:formula="of:=[.I9]-[.I5]" office:value-type="float" office:value="-1.00799999999992" calcext:value-type="float">
            <text:p>-1.00799999999992</text:p>
          </table:table-cell>
          <table:table-cell table:number-columns-repeated="2"/>
          <table:table-cell table:formula="of:=[.M6]+1" office:value-type="float" office:value="6" calcext:value-type="float">
            <text:p>6</text:p>
          </table:table-cell>
          <table:table-cell office:value-type="float" office:value="988.3" calcext:value-type="float">
            <text:p>988.3</text:p>
          </table:table-cell>
          <table:table-cell table:formula="of:=[.N6]-[.N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42.026" calcext:value-type="float">
            <text:p>942.026</text:p>
          </table:table-cell>
          <table:table-cell table:number-columns-repeated="7"/>
          <table:table-cell office:value-type="float" office:value="988.3" calcext:value-type="float">
            <text:p>988.3</text:p>
          </table:table-cell>
          <table:table-cell table:formula="of:=[.I10]-[.I6]" office:value-type="float" office:value="0.0729999999999791" calcext:value-type="float">
            <text:p>0.072999999999979</text:p>
          </table:table-cell>
          <table:table-cell table:number-columns-repeated="2"/>
          <table:table-cell table:formula="of:=[.M7]+1" office:value-type="float" office:value="7" calcext:value-type="float">
            <text:p>7</text:p>
          </table:table-cell>
          <table:table-cell office:value-type="float" office:value="988.3" calcext:value-type="float">
            <text:p>988.3</text:p>
          </table:table-cell>
          <table:table-cell table:formula="of:=[.N7]-[.N9]" office:value-type="float" office:value="0.0729999999999791" calcext:value-type="float">
            <text:p>0.072999999999979</text:p>
          </table:table-cell>
          <table:table-cell table:number-columns-repeated="4"/>
        </table:table-row>
        <table:table-row table:style-name="ro1">
          <table:table-cell office:value-type="float" office:value="927.993" calcext:value-type="float">
            <text:p>927.993</text:p>
          </table:table-cell>
          <table:table-cell table:number-columns-repeated="7"/>
          <table:table-cell office:value-type="float" office:value="987.292" calcext:value-type="float">
            <text:p>987.292</text:p>
          </table:table-cell>
          <table:table-cell table:formula="of:=[.I11]-[.I7]" office:value-type="float" office:value="-1.947" calcext:value-type="float">
            <text:p>-1.947</text:p>
          </table:table-cell>
          <table:table-cell table:number-columns-repeated="2"/>
          <table:table-cell table:formula="of:=[.M8]+1" office:value-type="float" office:value="8" calcext:value-type="float">
            <text:p>8</text:p>
          </table:table-cell>
          <table:table-cell office:value-type="float" office:value="988.227" calcext:value-type="float">
            <text:p>988.227</text:p>
          </table:table-cell>
          <table:table-cell table:formula="of:=[.N8]-[.N10]" office:value-type="float" office:value="0.169999999999959" calcext:value-type="float">
            <text:p>0.169999999999959</text:p>
          </table:table-cell>
          <table:table-cell table:number-columns-repeated="4"/>
        </table:table-row>
        <table:table-row table:style-name="ro1">
          <table:table-cell office:value-type="float" office:value="912.216" calcext:value-type="float">
            <text:p>912.216</text:p>
          </table:table-cell>
          <table:table-cell table:number-columns-repeated="7"/>
          <table:table-cell office:value-type="float" office:value="988.3" calcext:value-type="float">
            <text:p>988.3</text:p>
          </table:table-cell>
          <table:table-cell table:formula="of:=[.I12]-[.I8]" office:value-type="float" office:value="-1.245" calcext:value-type="float">
            <text:p>-1.245</text:p>
          </table:table-cell>
          <table:table-cell table:number-columns-repeated="2"/>
          <table:table-cell table:formula="of:=[.M9]+1" office:value-type="float" office:value="9" calcext:value-type="float">
            <text:p>9</text:p>
          </table:table-cell>
          <table:table-cell office:value-type="float" office:value="988.13" calcext:value-type="float">
            <text:p>988.13</text:p>
          </table:table-cell>
          <table:table-cell table:formula="of:=[.N9]-[.N11]" office:value-type="float" office:value="0.934999999999945" calcext:value-type="float">
            <text:p>0.934999999999945</text:p>
          </table:table-cell>
          <table:table-cell table:number-columns-repeated="4"/>
        </table:table-row>
        <table:table-row table:style-name="ro1">
          <table:table-cell office:value-type="float" office:value="894.729" calcext:value-type="float">
            <text:p>894.729</text:p>
          </table:table-cell>
          <table:table-cell table:number-columns-repeated="7"/>
          <table:table-cell office:value-type="float" office:value="986.353" calcext:value-type="float">
            <text:p>986.353</text:p>
          </table:table-cell>
          <table:table-cell table:formula="of:=[.I13]-[.I9]" office:value-type="float" office:value="-0.115000000000009" calcext:value-type="float">
            <text:p>-0.115000000000009</text:p>
          </table:table-cell>
          <table:table-cell table:number-columns-repeated="2"/>
          <table:table-cell table:formula="of:=[.M10]+1" office:value-type="float" office:value="10" calcext:value-type="float">
            <text:p>10</text:p>
          </table:table-cell>
          <table:table-cell office:value-type="float" office:value="987.292" calcext:value-type="float">
            <text:p>987.292</text:p>
          </table:table-cell>
          <table:table-cell table:formula="of:=[.N10]-[.N12]" office:value-type="float" office:value="0.952999999999975" calcext:value-type="float">
            <text:p>0.952999999999975</text:p>
          </table:table-cell>
          <table:table-cell table:number-columns-repeated="4"/>
        </table:table-row>
        <table:table-row table:style-name="ro1">
          <table:table-cell office:value-type="float" office:value="876.207" calcext:value-type="float">
            <text:p>876.207</text:p>
          </table:table-cell>
          <table:table-cell table:number-columns-repeated="7"/>
          <table:table-cell office:value-type="float" office:value="987.055" calcext:value-type="float">
            <text:p>987.055</text:p>
          </table:table-cell>
          <table:table-cell table:formula="of:=[.I14]-[.I10]" office:value-type="float" office:value="-4.52499999999998" calcext:value-type="float">
            <text:p>-4.52499999999998</text:p>
          </table:table-cell>
          <table:table-cell table:number-columns-repeated="2"/>
          <table:table-cell table:formula="of:=[.M11]+1" office:value-type="float" office:value="11" calcext:value-type="float">
            <text:p>11</text:p>
          </table:table-cell>
          <table:table-cell office:value-type="float" office:value="987.177" calcext:value-type="float">
            <text:p>987.177</text:p>
          </table:table-cell>
          <table:table-cell table:formula="of:=[.N11]-[.N13]" office:value-type="float" office:value="0.23700000000008" calcext:value-type="float">
            <text:p>0.23700000000008</text:p>
          </table:table-cell>
          <table:table-cell table:number-columns-repeated="4"/>
        </table:table-row>
        <table:table-row table:style-name="ro1">
          <table:table-cell office:value-type="float" office:value="855.999" calcext:value-type="float">
            <text:p>855.999</text:p>
          </table:table-cell>
          <table:table-cell table:number-columns-repeated="7"/>
          <table:table-cell office:value-type="float" office:value="987.177" calcext:value-type="float">
            <text:p>987.177</text:p>
          </table:table-cell>
          <table:table-cell table:formula="of:=[.I15]-[.I11]" office:value-type="float" office:value="1.77700000000004" calcext:value-type="float">
            <text:p>1.77700000000004</text:p>
          </table:table-cell>
          <table:table-cell table:number-columns-repeated="2"/>
          <table:table-cell table:formula="of:=[.M12]+1" office:value-type="float" office:value="12" calcext:value-type="float">
            <text:p>12</text:p>
          </table:table-cell>
          <table:table-cell office:value-type="float" office:value="987.055" calcext:value-type="float">
            <text:p>987.055</text:p>
          </table:table-cell>
          <table:table-cell table:formula="of:=[.N12]-[.N14]" office:value-type="float" office:value="0.824000000000069" calcext:value-type="float">
            <text:p>0.824000000000069</text:p>
          </table:table-cell>
          <table:table-cell table:number-columns-repeated="4"/>
        </table:table-row>
        <table:table-row table:style-name="ro1">
          <table:table-cell office:value-type="float" office:value="834.069" calcext:value-type="float">
            <text:p>834.069</text:p>
          </table:table-cell>
          <table:table-cell table:number-columns-repeated="7"/>
          <table:table-cell office:value-type="float" office:value="983.775" calcext:value-type="float">
            <text:p>983.775</text:p>
          </table:table-cell>
          <table:table-cell table:formula="of:=[.I16]-[.I12]" office:value-type="float" office:value="-5.1049999999999" calcext:value-type="float">
            <text:p>-5.1049999999999</text:p>
          </table:table-cell>
          <table:table-cell table:number-columns-repeated="2"/>
          <table:table-cell table:formula="of:=[.M13]+1" office:value-type="float" office:value="13" calcext:value-type="float">
            <text:p>13</text:p>
          </table:table-cell>
          <table:table-cell office:value-type="float" office:value="986.353" calcext:value-type="float">
            <text:p>986.353</text:p>
          </table:table-cell>
          <table:table-cell table:formula="of:=[.N13]-[.N15]" office:value-type="float" office:value="1.1149999999999" calcext:value-type="float">
            <text:p>1.1149999999999</text:p>
          </table:table-cell>
          <table:table-cell table:number-columns-repeated="4"/>
        </table:table-row>
        <table:table-row table:style-name="ro1">
          <table:table-cell office:value-type="float" office:value="810.863" calcext:value-type="float">
            <text:p>810.863</text:p>
          </table:table-cell>
          <table:table-cell table:number-columns-repeated="7"/>
          <table:table-cell office:value-type="float" office:value="988.13" calcext:value-type="float">
            <text:p>988.13</text:p>
          </table:table-cell>
          <table:table-cell table:formula="of:=[.I17]-[.I13]" office:value-type="float" office:value="-3.89100000000008" calcext:value-type="float">
            <text:p>-3.89100000000008</text:p>
          </table:table-cell>
          <table:table-cell table:number-columns-repeated="2"/>
          <table:table-cell table:formula="of:=[.M14]+1" office:value-type="float" office:value="14" calcext:value-type="float">
            <text:p>14</text:p>
          </table:table-cell>
          <table:table-cell office:value-type="float" office:value="985.94" calcext:value-type="float">
            <text:p>985.94</text:p>
          </table:table-cell>
          <table:table-cell table:formula="of:=[.N14]-[.N16]" office:value-type="float" office:value="2.57799999999997" calcext:value-type="float">
            <text:p>2.57799999999997</text:p>
          </table:table-cell>
          <table:table-cell table:number-columns-repeated="4"/>
        </table:table-row>
        <table:table-row table:style-name="ro1">
          <table:table-cell office:value-type="float" office:value="786.545" calcext:value-type="float">
            <text:p>786.545</text:p>
          </table:table-cell>
          <table:table-cell table:number-columns-repeated="7"/>
          <table:table-cell office:value-type="float" office:value="981.95" calcext:value-type="float">
            <text:p>981.95</text:p>
          </table:table-cell>
          <table:table-cell table:formula="of:=[.I18]-[.I14]" office:value-type="float" office:value="-0.240999999999985" calcext:value-type="float">
            <text:p>-0.240999999999985</text:p>
          </table:table-cell>
          <table:table-cell table:number-columns-repeated="2"/>
          <table:table-cell table:formula="of:=[.M15]+1" office:value-type="float" office:value="15" calcext:value-type="float">
            <text:p>15</text:p>
          </table:table-cell>
          <table:table-cell office:value-type="float" office:value="983.775" calcext:value-type="float">
            <text:p>983.775</text:p>
          </table:table-cell>
          <table:table-cell table:formula="of:=[.N15]-[.N17]" office:value-type="float" office:value="2.40600000000006" calcext:value-type="float">
            <text:p>2.40600000000006</text:p>
          </table:table-cell>
          <table:table-cell table:number-columns-repeated="4"/>
        </table:table-row>
        <table:table-row table:style-name="ro1">
          <table:table-cell office:value-type="float" office:value="761.115" calcext:value-type="float">
            <text:p>761.115</text:p>
          </table:table-cell>
          <table:table-cell table:number-columns-repeated="7"/>
          <table:table-cell office:value-type="float" office:value="983.286" calcext:value-type="float">
            <text:p>983.286</text:p>
          </table:table-cell>
          <table:table-cell table:formula="of:=[.I19]-[.I15]" office:value-type="float" office:value="-10.399" calcext:value-type="float">
            <text:p>-10.399</text:p>
          </table:table-cell>
          <table:table-cell table:number-columns-repeated="2"/>
          <table:table-cell table:formula="of:=[.M16]+1" office:value-type="float" office:value="16" calcext:value-type="float">
            <text:p>16</text:p>
          </table:table-cell>
          <table:table-cell office:value-type="float" office:value="983.534" calcext:value-type="float">
            <text:p>983.534</text:p>
          </table:table-cell>
          <table:table-cell table:formula="of:=[.N16]-[.N18]" office:value-type="float" office:value="0.489000000000033" calcext:value-type="float">
            <text:p>0.489000000000033</text:p>
          </table:table-cell>
          <table:table-cell table:number-columns-repeated="4"/>
        </table:table-row>
        <table:table-row table:style-name="ro1">
          <table:table-cell office:value-type="float" office:value="734.933" calcext:value-type="float">
            <text:p>734.933</text:p>
          </table:table-cell>
          <table:table-cell table:number-columns-repeated="7"/>
          <table:table-cell office:value-type="float" office:value="983.534" calcext:value-type="float">
            <text:p>983.534</text:p>
          </table:table-cell>
          <table:table-cell table:formula="of:=[.I20]-[.I16]" office:value-type="float" office:value="3.99000000000001" calcext:value-type="float">
            <text:p>3.99000000000001</text:p>
          </table:table-cell>
          <table:table-cell table:number-columns-repeated="2"/>
          <table:table-cell table:formula="of:=[.M17]+1" office:value-type="float" office:value="17" calcext:value-type="float">
            <text:p>17</text:p>
          </table:table-cell>
          <table:table-cell office:value-type="float" office:value="983.286" calcext:value-type="float">
            <text:p>983.286</text:p>
          </table:table-cell>
          <table:table-cell table:formula="of:=[.N17]-[.N19]" office:value-type="float" office:value="1.58399999999995" calcext:value-type="float">
            <text:p>1.58399999999995</text:p>
          </table:table-cell>
          <table:table-cell table:number-columns-repeated="4"/>
        </table:table-row>
        <table:table-row table:style-name="ro1">
          <table:table-cell office:value-type="float" office:value="707.899" calcext:value-type="float">
            <text:p>707.899</text:p>
          </table:table-cell>
          <table:table-cell table:number-columns-repeated="7"/>
          <table:table-cell office:value-type="float" office:value="977.731" calcext:value-type="float">
            <text:p>977.731</text:p>
          </table:table-cell>
          <table:table-cell table:formula="of:=[.I21]-[.I17]" office:value-type="float" office:value="-8.2639999999999" calcext:value-type="float">
            <text:p>-8.2639999999999</text:p>
          </table:table-cell>
          <table:table-cell table:number-columns-repeated="2"/>
          <table:table-cell table:formula="of:=[.M18]+1" office:value-type="float" office:value="18" calcext:value-type="float">
            <text:p>18</text:p>
          </table:table-cell>
          <table:table-cell office:value-type="float" office:value="981.95" calcext:value-type="float">
            <text:p>981.95</text:p>
          </table:table-cell>
          <table:table-cell table:formula="of:=[.N18]-[.N20]" office:value-type="float" office:value="2.06399999999996" calcext:value-type="float">
            <text:p>2.06399999999996</text:p>
          </table:table-cell>
          <table:table-cell table:number-columns-repeated="4"/>
        </table:table-row>
        <table:table-row table:style-name="ro1">
          <table:table-cell office:value-type="float" office:value="686.895" calcext:value-type="float">
            <text:p>686.895</text:p>
          </table:table-cell>
          <table:table-cell table:number-columns-repeated="7"/>
          <table:table-cell office:value-type="float" office:value="985.94" calcext:value-type="float">
            <text:p>985.94</text:p>
          </table:table-cell>
          <table:table-cell table:formula="of:=[.I22]-[.I18]" office:value-type="float" office:value="-6.54399999999998" calcext:value-type="float">
            <text:p>-6.54399999999998</text:p>
          </table:table-cell>
          <table:table-cell table:number-columns-repeated="2"/>
          <table:table-cell table:formula="of:=[.M19]+1" office:value-type="float" office:value="19" calcext:value-type="float">
            <text:p>19</text:p>
          </table:table-cell>
          <table:table-cell office:value-type="float" office:value="981.222" calcext:value-type="float">
            <text:p>981.222</text:p>
          </table:table-cell>
          <table:table-cell table:formula="of:=[.N19]-[.N21]" office:value-type="float" office:value="4.21900000000005" calcext:value-type="float">
            <text:p>4.21900000000005</text:p>
          </table:table-cell>
          <table:table-cell table:number-columns-repeated="4"/>
        </table:table-row>
        <table:table-row table:style-name="ro1">
          <table:table-cell office:value-type="float" office:value="748.055" calcext:value-type="float">
            <text:p>748.055</text:p>
          </table:table-cell>
          <table:table-cell table:number-columns-repeated="7"/>
          <table:table-cell office:value-type="float" office:value="975.022" calcext:value-type="float">
            <text:p>975.022</text:p>
          </table:table-cell>
          <table:table-cell table:formula="of:=[.I23]-[.I19]" office:value-type="float" office:value="-0.365999999999985" calcext:value-type="float">
            <text:p>-0.365999999999985</text:p>
          </table:table-cell>
          <table:table-cell table:number-columns-repeated="2"/>
          <table:table-cell table:formula="of:=[.M20]+1" office:value-type="float" office:value="20" calcext:value-type="float">
            <text:p>20</text:p>
          </table:table-cell>
          <table:table-cell office:value-type="float" office:value="977.731" calcext:value-type="float">
            <text:p>977.731</text:p>
          </table:table-cell>
          <table:table-cell table:formula="of:=[.N20]-[.N22]" office:value-type="float" office:value="3.85699999999997" calcext:value-type="float">
            <text:p>3.85699999999997</text:p>
          </table:table-cell>
          <table:table-cell table:number-columns-repeated="4"/>
        </table:table-row>
        <table:table-row table:style-name="ro1">
          <table:table-cell office:value-type="float" office:value="693.966" calcext:value-type="float">
            <text:p>693.966</text:p>
          </table:table-cell>
          <table:table-cell table:number-columns-repeated="7"/>
          <table:table-cell office:value-type="float" office:value="976.99" calcext:value-type="float">
            <text:p>976.99</text:p>
          </table:table-cell>
          <table:table-cell table:formula="of:=[.I24]-[.I20]" office:value-type="float" office:value="-16.7810000000001" calcext:value-type="float">
            <text:p>-16.7810000000001</text:p>
          </table:table-cell>
          <table:table-cell table:number-columns-repeated="2"/>
          <table:table-cell table:formula="of:=[.M21]+1" office:value-type="float" office:value="21" calcext:value-type="float">
            <text:p>21</text:p>
          </table:table-cell>
          <table:table-cell office:value-type="float" office:value="977.365" calcext:value-type="float">
            <text:p>977.365</text:p>
          </table:table-cell>
          <table:table-cell table:formula="of:=[.N21]-[.N23]" office:value-type="float" office:value="0.740999999999985" calcext:value-type="float">
            <text:p>0.7409999999999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8.3" calcext:value-type="float">
            <text:p>988.3</text:p>
          </table:table-cell>
        </table:table-row>
        <table:table-row table:style-name="ro1">
          <table:table-cell table:number-columns-repeated="8"/>
          <table:table-cell office:value-type="float" office:value="977.365" calcext:value-type="float">
            <text:p>977.365</text:p>
          </table:table-cell>
          <table:table-cell table:formula="of:=[.I25]-[.I21]" office:value-type="float" office:value="6.19999999999993" calcext:value-type="float">
            <text:p>6.19999999999993</text:p>
          </table:table-cell>
          <table:table-cell table:number-columns-repeated="2"/>
          <table:table-cell table:formula="of:=[.M22]+1" office:value-type="float" office:value="22" calcext:value-type="float">
            <text:p>22</text:p>
          </table:table-cell>
          <table:table-cell office:value-type="float" office:value="976.99" calcext:value-type="float">
            <text:p>976.99</text:p>
          </table:table-cell>
          <table:table-cell table:formula="of:=[.N22]-[.N24]" office:value-type="float" office:value="2.34299999999996" calcext:value-type="float">
            <text:p>2.34299999999996</text:p>
          </table:table-cell>
          <table:table-cell table:number-columns-repeated="2"/>
          <table:table-cell table:formula="of:=[.R22]+1" office:value-type="float" office:value="1" calcext:value-type="float">
            <text:p>1</text:p>
          </table:table-cell>
          <table:table-cell office:value-type="float" office:value="987.309" calcext:value-type="float">
            <text:p>987.309</text:p>
          </table:table-cell>
        </table:table-row>
        <table:table-row table:style-name="ro1">
          <table:table-cell office:value-type="float" office:value="988.3" calcext:value-type="float">
            <text:p>988.3</text:p>
          </table:table-cell>
          <table:table-cell table:number-columns-repeated="7"/>
          <table:table-cell office:value-type="float" office:value="969.159" calcext:value-type="float">
            <text:p>969.159</text:p>
          </table:table-cell>
          <table:table-cell table:formula="of:=[.I26]-[.I22]" office:value-type="float" office:value="-11.423" calcext:value-type="float">
            <text:p>-11.423</text:p>
          </table:table-cell>
          <table:table-cell table:number-columns-repeated="2"/>
          <table:table-cell table:formula="of:=[.M23]+1" office:value-type="float" office:value="23" calcext:value-type="float">
            <text:p>23</text:p>
          </table:table-cell>
          <table:table-cell office:value-type="float" office:value="975.022" calcext:value-type="float">
            <text:p>975.022</text:p>
          </table:table-cell>
          <table:table-cell table:formula="of:=[.N23]-[.N25]" office:value-type="float" office:value="3.01400000000001" calcext:value-type="float">
            <text:p>3.01400000000001</text:p>
          </table:table-cell>
          <table:table-cell table:number-columns-repeated="2"/>
          <table:table-cell table:formula="of:=[.R23]+1" office:value-type="float" office:value="2" calcext:value-type="float">
            <text:p>2</text:p>
          </table:table-cell>
          <table:table-cell office:value-type="float" office:value="983.801" calcext:value-type="float">
            <text:p>983.801</text:p>
          </table:table-cell>
        </table:table-row>
        <table:table-row table:style-name="ro1">
          <table:table-cell office:value-type="float" office:value="988.3" calcext:value-type="float">
            <text:p>988.3</text:p>
          </table:table-cell>
          <table:table-cell table:number-columns-repeated="7"/>
          <table:table-cell office:value-type="float" office:value="981.222" calcext:value-type="float">
            <text:p>981.222</text:p>
          </table:table-cell>
          <table:table-cell table:formula="of:=[.I27]-[.I23]" office:value-type="float" office:value="-9.19799999999998" calcext:value-type="float">
            <text:p>-9.19799999999998</text:p>
          </table:table-cell>
          <table:table-cell table:number-columns-repeated="2"/>
          <table:table-cell table:formula="of:=[.M24]+1" office:value-type="float" office:value="24" calcext:value-type="float">
            <text:p>24</text:p>
          </table:table-cell>
          <table:table-cell office:value-type="float" office:value="973.976" calcext:value-type="float">
            <text:p>973.976</text:p>
          </table:table-cell>
          <table:table-cell table:formula="of:=[.N24]-[.N26]" office:value-type="float" office:value="5.86300000000006" calcext:value-type="float">
            <text:p>5.86300000000006</text:p>
          </table:table-cell>
          <table:table-cell table:number-columns-repeated="2"/>
          <table:table-cell table:formula="of:=[.R24]+1" office:value-type="float" office:value="3" calcext:value-type="float">
            <text:p>3</text:p>
          </table:table-cell>
          <table:table-cell office:value-type="float" office:value="977.765" calcext:value-type="float">
            <text:p>977.765</text:p>
          </table:table-cell>
        </table:table-row>
        <table:table-row table:style-name="ro1">
          <table:table-cell office:value-type="float" office:value="987.177" calcext:value-type="float">
            <text:p>987.177</text:p>
          </table:table-cell>
          <table:table-cell table:number-columns-repeated="7"/>
          <table:table-cell office:value-type="float" office:value="965.567" calcext:value-type="float">
            <text:p>965.567</text:p>
          </table:table-cell>
          <table:table-cell table:formula="of:=[.I28]-[.I24]" office:value-type="float" office:value="-0.491999999999962" calcext:value-type="float">
            <text:p>-0.491999999999962</text:p>
          </table:table-cell>
          <table:table-cell table:number-columns-repeated="2"/>
          <table:table-cell table:formula="of:=[.M25]+1" office:value-type="float" office:value="25" calcext:value-type="float">
            <text:p>25</text:p>
          </table:table-cell>
          <table:table-cell office:value-type="float" office:value="969.159" calcext:value-type="float">
            <text:p>969.159</text:p>
          </table:table-cell>
          <table:table-cell table:formula="of:=[.N25]-[.N27]" office:value-type="float" office:value="5.80899999999997" calcext:value-type="float">
            <text:p>5.80899999999997</text:p>
          </table:table-cell>
          <table:table-cell table:number-columns-repeated="2"/>
          <table:table-cell table:formula="of:=[.R25]+1" office:value-type="float" office:value="4" calcext:value-type="float">
            <text:p>4</text:p>
          </table:table-cell>
          <table:table-cell office:value-type="float" office:value="969.203" calcext:value-type="float">
            <text:p>969.203</text:p>
          </table:table-cell>
        </table:table-row>
        <table:table-row table:style-name="ro1">
          <table:table-cell office:value-type="float" office:value="983.534" calcext:value-type="float">
            <text:p>983.534</text:p>
          </table:table-cell>
          <table:table-cell table:number-columns-repeated="7"/>
          <table:table-cell office:value-type="float" office:value="968.167" calcext:value-type="float">
            <text:p>968.167</text:p>
          </table:table-cell>
          <table:table-cell table:formula="of:=[.I29]-[.I25]" office:value-type="float" office:value="-22.952" calcext:value-type="float">
            <text:p>-22.952</text:p>
          </table:table-cell>
          <table:table-cell table:number-columns-repeated="2"/>
          <table:table-cell table:formula="of:=[.M26]+1" office:value-type="float" office:value="26" calcext:value-type="float">
            <text:p>26</text:p>
          </table:table-cell>
          <table:table-cell office:value-type="float" office:value="968.167" calcext:value-type="float">
            <text:p>968.167</text:p>
          </table:table-cell>
          <table:table-cell table:formula="of:=[.N26]-[.N28]" office:value-type="float" office:value="0.491999999999962" calcext:value-type="float">
            <text:p>0.491999999999962</text:p>
          </table:table-cell>
          <table:table-cell table:number-columns-repeated="2"/>
          <table:table-cell table:formula="of:=[.R26]+1" office:value-type="float" office:value="5" calcext:value-type="float">
            <text:p>5</text:p>
          </table:table-cell>
          <table:table-cell office:value-type="float" office:value="958.309" calcext:value-type="float">
            <text:p>958.309</text:p>
          </table:table-cell>
        </table:table-row>
        <table:table-row table:style-name="ro1">
          <table:table-cell office:value-type="float" office:value="977.365" calcext:value-type="float">
            <text:p>977.365</text:p>
          </table:table-cell>
          <table:table-cell table:number-columns-repeated="7"/>
          <table:table-cell office:value-type="float" office:value="968.667" calcext:value-type="float">
            <text:p>968.667</text:p>
          </table:table-cell>
          <table:table-cell table:formula="of:=[.I30]-[.I26]" office:value-type="float" office:value="8.40899999999999" calcext:value-type="float">
            <text:p>8.40899999999999</text:p>
          </table:table-cell>
          <table:table-cell table:number-columns-repeated="2"/>
          <table:table-cell table:formula="of:=[.M27]+1" office:value-type="float" office:value="27" calcext:value-type="float">
            <text:p>27</text:p>
          </table:table-cell>
          <table:table-cell office:value-type="float" office:value="968.667" calcext:value-type="float">
            <text:p>968.667</text:p>
          </table:table-cell>
          <table:table-cell table:formula="of:=[.N27]-[.N29]" office:value-type="float" office:value="2.60000000000002" calcext:value-type="float">
            <text:p>2.60000000000002</text:p>
          </table:table-cell>
          <table:table-cell table:number-columns-repeated="2"/>
          <table:table-cell table:formula="of:=[.R27]+1" office:value-type="float" office:value="6" calcext:value-type="float">
            <text:p>6</text:p>
          </table:table-cell>
          <table:table-cell office:value-type="float" office:value="946.551" calcext:value-type="float">
            <text:p>946.551</text:p>
          </table:table-cell>
        </table:table-row>
        <table:table-row table:style-name="ro1">
          <table:table-cell office:value-type="float" office:value="968.667" calcext:value-type="float">
            <text:p>968.667</text:p>
          </table:table-cell>
          <table:table-cell table:number-columns-repeated="7"/>
          <table:table-cell office:value-type="float" office:value="958.27" calcext:value-type="float">
            <text:p>958.27</text:p>
          </table:table-cell>
          <table:table-cell table:formula="of:=[.I31]-[.I27]" office:value-type="float" office:value="-13.856" calcext:value-type="float">
            <text:p>-13.856</text:p>
          </table:table-cell>
          <table:table-cell table:number-columns-repeated="2"/>
          <table:table-cell table:formula="of:=[.M28]+1" office:value-type="float" office:value="28" calcext:value-type="float">
            <text:p>28</text:p>
          </table:table-cell>
          <table:table-cell office:value-type="float" office:value="965.567" calcext:value-type="float">
            <text:p>965.567</text:p>
          </table:table-cell>
          <table:table-cell table:formula="of:=[.N28]-[.N30]" office:value-type="float" office:value="4.46199999999999" calcext:value-type="float">
            <text:p>4.46199999999999</text:p>
          </table:table-cell>
          <table:table-cell table:number-columns-repeated="2"/>
          <table:table-cell table:formula="of:=[.R28]+1" office:value-type="float" office:value="7" calcext:value-type="float">
            <text:p>7</text:p>
          </table:table-cell>
          <table:table-cell office:value-type="float" office:value="933.142" calcext:value-type="float">
            <text:p>933.142</text:p>
          </table:table-cell>
        </table:table-row>
        <table:table-row table:style-name="ro1">
          <table:table-cell office:value-type="float" office:value="957.707" calcext:value-type="float">
            <text:p>957.707</text:p>
          </table:table-cell>
          <table:table-cell table:number-columns-repeated="7"/>
          <table:table-cell office:value-type="float" office:value="973.976" calcext:value-type="float">
            <text:p>973.976</text:p>
          </table:table-cell>
          <table:table-cell table:formula="of:=[.I32]-[.I28]" office:value-type="float" office:value="-11.525" calcext:value-type="float">
            <text:p>-11.525</text:p>
          </table:table-cell>
          <table:table-cell table:number-columns-repeated="2"/>
          <table:table-cell table:formula="of:=[.M29]+1" office:value-type="float" office:value="29" calcext:value-type="float">
            <text:p>29</text:p>
          </table:table-cell>
          <table:table-cell office:value-type="float" office:value="964.205" calcext:value-type="float">
            <text:p>964.205</text:p>
          </table:table-cell>
          <table:table-cell table:formula="of:=[.N29]-[.N31]" office:value-type="float" office:value="7.29700000000003" calcext:value-type="float">
            <text:p>7.29700000000003</text:p>
          </table:table-cell>
          <table:table-cell table:number-columns-repeated="2"/>
          <table:table-cell table:formula="of:=[.R29]+1" office:value-type="float" office:value="8" calcext:value-type="float">
            <text:p>8</text:p>
          </table:table-cell>
          <table:table-cell office:value-type="float" office:value="917.986" calcext:value-type="float">
            <text:p>917.986</text:p>
          </table:table-cell>
        </table:table-row>
        <table:table-row table:style-name="ro1">
          <table:table-cell office:value-type="float" office:value="945.889" calcext:value-type="float">
            <text:p>945.889</text:p>
          </table:table-cell>
          <table:table-cell table:number-columns-repeated="7"/>
          <table:table-cell office:value-type="float" office:value="954.311" calcext:value-type="float">
            <text:p>954.311</text:p>
          </table:table-cell>
          <table:table-cell table:formula="of:=[.I33]-[.I29]" office:value-type="float" office:value="-0.562999999999988" calcext:value-type="float">
            <text:p>-0.562999999999988</text:p>
          </table:table-cell>
          <table:table-cell table:number-columns-repeated="2"/>
          <table:table-cell table:formula="of:=[.M30]+1" office:value-type="float" office:value="30" calcext:value-type="float">
            <text:p>30</text:p>
          </table:table-cell>
          <table:table-cell office:value-type="float" office:value="958.27" calcext:value-type="float">
            <text:p>958.27</text:p>
          </table:table-cell>
          <table:table-cell table:formula="of:=[.N30]-[.N32]" office:value-type="float" office:value="7.06299999999999" calcext:value-type="float">
            <text:p>7.06299999999999</text:p>
          </table:table-cell>
          <table:table-cell table:number-columns-repeated="2"/>
          <table:table-cell table:formula="of:=[.R30]+1" office:value-type="float" office:value="9" calcext:value-type="float">
            <text:p>9</text:p>
          </table:table-cell>
          <table:table-cell office:value-type="float" office:value="901.083" calcext:value-type="float">
            <text:p>901.083</text:p>
          </table:table-cell>
        </table:table-row>
        <table:table-row table:style-name="ro1">
          <table:table-cell office:value-type="float" office:value="932.381" calcext:value-type="float">
            <text:p>932.381</text:p>
          </table:table-cell>
          <table:table-cell table:number-columns-repeated="7"/>
          <table:table-cell office:value-type="float" office:value="957.142" calcext:value-type="float">
            <text:p>957.142</text:p>
          </table:table-cell>
          <table:table-cell table:formula="of:=[.I34]-[.I30]" office:value-type="float" office:value="-27.461" calcext:value-type="float">
            <text:p>-27.461</text:p>
          </table:table-cell>
          <table:table-cell table:number-columns-repeated="2"/>
          <table:table-cell table:formula="of:=[.M31]+1" office:value-type="float" office:value="31" calcext:value-type="float">
            <text:p>31</text:p>
          </table:table-cell>
          <table:table-cell office:value-type="float" office:value="957.142" calcext:value-type="float">
            <text:p>957.142</text:p>
          </table:table-cell>
          <table:table-cell table:formula="of:=[.N31]-[.N33]" office:value-type="float" office:value="0.562999999999988" calcext:value-type="float">
            <text:p>0.562999999999988</text:p>
          </table:table-cell>
          <table:table-cell table:number-columns-repeated="2"/>
          <table:table-cell table:formula="of:=[.R31]+1" office:value-type="float" office:value="10" calcext:value-type="float">
            <text:p>10</text:p>
          </table:table-cell>
          <table:table-cell office:value-type="float" office:value="896.594" calcext:value-type="float">
            <text:p>896.594</text:p>
          </table:table-cell>
        </table:table-row>
        <table:table-row table:style-name="ro1">
          <table:table-cell office:value-type="float" office:value="917.127" calcext:value-type="float">
            <text:p>917.127</text:p>
          </table:table-cell>
          <table:table-cell table:number-columns-repeated="7"/>
          <table:table-cell office:value-type="float" office:value="957.707" calcext:value-type="float">
            <text:p>957.707</text:p>
          </table:table-cell>
          <table:table-cell table:formula="of:=[.I35]-[.I31]" office:value-type="float" office:value="9.89400000000001" calcext:value-type="float">
            <text:p>9.89400000000001</text:p>
          </table:table-cell>
          <table:table-cell table:number-columns-repeated="2"/>
          <table:table-cell table:formula="of:=[.M32]+1" office:value-type="float" office:value="32" calcext:value-type="float">
            <text:p>32</text:p>
          </table:table-cell>
          <table:table-cell office:value-type="float" office:value="957.707" calcext:value-type="float">
            <text:p>957.707</text:p>
          </table:table-cell>
          <table:table-cell table:formula="of:=[.N32]-[.N34]" office:value-type="float" office:value="2.83100000000002" calcext:value-type="float">
            <text:p>2.83100000000002</text:p>
          </table:table-cell>
          <table:table-cell table:number-columns-repeated="2"/>
          <table:table-cell table:formula="of:=[.R32]+1" office:value-type="float" office:value="11" calcext:value-type="float">
            <text:p>11</text:p>
          </table:table-cell>
          <table:table-cell office:value-type="float" office:value="873.363" calcext:value-type="float">
            <text:p>873.363</text:p>
          </table:table-cell>
        </table:table-row>
        <table:table-row table:style-name="ro1">
          <table:table-cell office:value-type="float" office:value="900.126" calcext:value-type="float">
            <text:p>900.126</text:p>
          </table:table-cell>
          <table:table-cell table:number-columns-repeated="7"/>
          <table:table-cell office:value-type="float" office:value="946.515" calcext:value-type="float">
            <text:p>946.515</text:p>
          </table:table-cell>
          <table:table-cell table:formula="of:=[.I36]-[.I32]" office:value-type="float" office:value="-15.1160000000001" calcext:value-type="float">
            <text:p>-15.1160000000001</text:p>
          </table:table-cell>
          <table:table-cell table:number-columns-repeated="2"/>
          <table:table-cell table:formula="of:=[.M33]+1" office:value-type="float" office:value="33" calcext:value-type="float">
            <text:p>33</text:p>
          </table:table-cell>
          <table:table-cell office:value-type="float" office:value="954.311" calcext:value-type="float">
            <text:p>954.311</text:p>
          </table:table-cell>
          <table:table-cell table:formula="of:=[.N33]-[.N35]" office:value-type="float" office:value="4.83799999999997" calcext:value-type="float">
            <text:p>4.83799999999997</text:p>
          </table:table-cell>
          <table:table-cell table:number-columns-repeated="2"/>
          <table:table-cell table:formula="of:=[.R33]+1" office:value-type="float" office:value="12" calcext:value-type="float">
            <text:p>12</text:p>
          </table:table-cell>
          <table:table-cell office:value-type="float" office:value="852.902" calcext:value-type="float">
            <text:p>852.902</text:p>
          </table:table-cell>
        </table:table-row>
        <table:table-row table:style-name="ro1">
          <table:table-cell office:value-type="float" office:value="881.923" calcext:value-type="float">
            <text:p>881.923</text:p>
          </table:table-cell>
          <table:table-cell table:number-columns-repeated="7"/>
          <table:table-cell office:value-type="float" office:value="964.205" calcext:value-type="float">
            <text:p>964.205</text:p>
          </table:table-cell>
          <table:table-cell table:formula="of:=[.I37]-[.I33]" office:value-type="float" office:value="-12.45" calcext:value-type="float">
            <text:p>-12.45</text:p>
          </table:table-cell>
          <table:table-cell table:number-columns-repeated="2"/>
          <table:table-cell table:formula="of:=[.M34]+1" office:value-type="float" office:value="34" calcext:value-type="float">
            <text:p>34</text:p>
          </table:table-cell>
          <table:table-cell office:value-type="float" office:value="952.869" calcext:value-type="float">
            <text:p>952.869</text:p>
          </table:table-cell>
          <table:table-cell table:formula="of:=[.N34]-[.N36]" office:value-type="float" office:value="7.79600000000005" calcext:value-type="float">
            <text:p>7.79600000000005</text:p>
          </table:table-cell>
          <table:table-cell table:number-columns-repeated="2"/>
          <table:table-cell table:formula="of:=[.R34]+1" office:value-type="float" office:value="13" calcext:value-type="float">
            <text:p>13</text:p>
          </table:table-cell>
          <table:table-cell office:value-type="float" office:value="830.75" calcext:value-type="float">
            <text:p>830.75</text:p>
          </table:table-cell>
        </table:table-row>
        <table:table-row table:style-name="ro1">
          <table:table-cell office:value-type="float" office:value="862.238" calcext:value-type="float">
            <text:p>862.238</text:p>
          </table:table-cell>
          <table:table-cell table:number-columns-repeated="7"/>
          <table:table-cell office:value-type="float" office:value="942.026" calcext:value-type="float">
            <text:p>942.026</text:p>
          </table:table-cell>
          <table:table-cell table:formula="of:=[.I38]-[.I34]" office:value-type="float" office:value="-0.625999999999976" calcext:value-type="float">
            <text:p>-0.625999999999976</text:p>
          </table:table-cell>
          <table:table-cell table:number-columns-repeated="2"/>
          <table:table-cell table:formula="of:=[.M35]+1" office:value-type="float" office:value="35" calcext:value-type="float">
            <text:p>35</text:p>
          </table:table-cell>
          <table:table-cell office:value-type="float" office:value="946.515" calcext:value-type="float">
            <text:p>946.515</text:p>
          </table:table-cell>
          <table:table-cell table:formula="of:=[.N35]-[.N37]" office:value-type="float" office:value="6.98000000000002" calcext:value-type="float">
            <text:p>6.98000000000002</text:p>
          </table:table-cell>
          <table:table-cell table:number-columns-repeated="2"/>
          <table:table-cell table:formula="of:=[.R35]+1" office:value-type="float" office:value="14" calcext:value-type="float">
            <text:p>14</text:p>
          </table:table-cell>
          <table:table-cell office:value-type="float" office:value="807.381" calcext:value-type="float">
            <text:p>807.381</text:p>
          </table:table-cell>
        </table:table-row>
        <table:table-row table:style-name="ro1">
          <table:table-cell office:value-type="float" office:value="840.804" calcext:value-type="float">
            <text:p>840.804</text:p>
          </table:table-cell>
          <table:table-cell table:number-columns-repeated="7"/>
          <table:table-cell office:value-type="float" office:value="945.257" calcext:value-type="float">
            <text:p>945.257</text:p>
          </table:table-cell>
          <table:table-cell table:formula="of:=[.I39]-[.I35]" office:value-type="float" office:value="-31.111" calcext:value-type="float">
            <text:p>-31.111</text:p>
          </table:table-cell>
          <table:table-cell table:number-columns-repeated="2"/>
          <table:table-cell table:formula="of:=[.M36]+1" office:value-type="float" office:value="36" calcext:value-type="float">
            <text:p>36</text:p>
          </table:table-cell>
          <table:table-cell office:value-type="float" office:value="945.889" calcext:value-type="float">
            <text:p>945.889</text:p>
          </table:table-cell>
          <table:table-cell table:formula="of:=[.N36]-[.N38]" office:value-type="float" office:value="1.25800000000004" calcext:value-type="float">
            <text:p>1.25800000000004</text:p>
          </table:table-cell>
          <table:table-cell table:number-columns-repeated="2"/>
          <table:table-cell table:formula="of:=[.R36]+1" office:value-type="float" office:value="15" calcext:value-type="float">
            <text:p>15</text:p>
          </table:table-cell>
          <table:table-cell office:value-type="float" office:value="782.898" calcext:value-type="float">
            <text:p>782.898</text:p>
          </table:table-cell>
        </table:table-row>
        <table:table-row table:style-name="ro1">
          <table:table-cell office:value-type="float" office:value="817.932" calcext:value-type="float">
            <text:p>817.932</text:p>
          </table:table-cell>
          <table:table-cell table:number-columns-repeated="7"/>
          <table:table-cell office:value-type="float" office:value="945.889" calcext:value-type="float">
            <text:p>945.889</text:p>
          </table:table-cell>
          <table:table-cell table:formula="of:=[.I40]-[.I36]" office:value-type="float" office:value="10.8430000000001" calcext:value-type="float">
            <text:p>10.8430000000001</text:p>
          </table:table-cell>
          <table:table-cell table:number-columns-repeated="2"/>
          <table:table-cell table:formula="of:=[.M37]+1" office:value-type="float" office:value="37" calcext:value-type="float">
            <text:p>37</text:p>
          </table:table-cell>
          <table:table-cell office:value-type="float" office:value="945.257" calcext:value-type="float">
            <text:p>945.257</text:p>
          </table:table-cell>
          <table:table-cell table:formula="of:=[.N37]-[.N39]" office:value-type="float" office:value="3.86300000000006" calcext:value-type="float">
            <text:p>3.86300000000006</text:p>
          </table:table-cell>
          <table:table-cell table:number-columns-repeated="2"/>
          <table:table-cell table:formula="of:=[.R37]+1" office:value-type="float" office:value="16" calcext:value-type="float">
            <text:p>16</text:p>
          </table:table-cell>
          <table:table-cell office:value-type="float" office:value="757.304" calcext:value-type="float">
            <text:p>757.304</text:p>
          </table:table-cell>
        </table:table-row>
        <table:table-row table:style-name="ro1">
          <table:table-cell office:value-type="float" office:value="793.947" calcext:value-type="float">
            <text:p>793.947</text:p>
          </table:table-cell>
          <table:table-cell table:number-columns-repeated="7"/>
          <table:table-cell office:value-type="float" office:value="933.094" calcext:value-type="float">
            <text:p>933.094</text:p>
          </table:table-cell>
          <table:table-cell table:formula="of:=[.I41]-[.I37]" office:value-type="float" office:value="-17.2639999999999" calcext:value-type="float">
            <text:p>-17.2639999999999</text:p>
          </table:table-cell>
          <table:table-cell table:number-columns-repeated="2"/>
          <table:table-cell table:formula="of:=[.M38]+1" office:value-type="float" office:value="38" calcext:value-type="float">
            <text:p>38</text:p>
          </table:table-cell>
          <table:table-cell office:value-type="float" office:value="942.026" calcext:value-type="float">
            <text:p>942.026</text:p>
          </table:table-cell>
          <table:table-cell table:formula="of:=[.N38]-[.N40]" office:value-type="float" office:value="4.89299999999992" calcext:value-type="float">
            <text:p>4.89299999999992</text:p>
          </table:table-cell>
          <table:table-cell table:number-columns-repeated="2"/>
          <table:table-cell table:formula="of:=[.R38]+1" office:value-type="float" office:value="17" calcext:value-type="float">
            <text:p>17</text:p>
          </table:table-cell>
          <table:table-cell office:value-type="float" office:value="731.052" calcext:value-type="float">
            <text:p>731.052</text:p>
          </table:table-cell>
        </table:table-row>
        <table:table-row table:style-name="ro1">
          <table:table-cell office:value-type="float" office:value="768.849" calcext:value-type="float">
            <text:p>768.849</text:p>
          </table:table-cell>
          <table:table-cell table:number-columns-repeated="7"/>
          <table:table-cell office:value-type="float" office:value="952.869" calcext:value-type="float">
            <text:p>952.869</text:p>
          </table:table-cell>
          <table:table-cell table:formula="of:=[.I42]-[.I38]" office:value-type="float" office:value="-945.889" calcext:value-type="float">
            <text:p>-945.889</text:p>
          </table:table-cell>
          <table:table-cell table:number-columns-repeated="2"/>
          <table:table-cell table:formula="of:=[.M39]+1" office:value-type="float" office:value="39" calcext:value-type="float">
            <text:p>39</text:p>
          </table:table-cell>
          <table:table-cell office:value-type="float" office:value="940.364" calcext:value-type="float">
            <text:p>940.364</text:p>
          </table:table-cell>
          <table:table-cell table:formula="of:=[.N39]-[.N41]" office:value-type="float" office:value="8.9319999999999" calcext:value-type="float">
            <text:p>8.9319999999999</text:p>
          </table:table-cell>
          <table:table-cell table:number-columns-repeated="2"/>
          <table:table-cell table:formula="of:=[.R39]+1" office:value-type="float" office:value="18" calcext:value-type="float">
            <text:p>18</text:p>
          </table:table-cell>
          <table:table-cell office:value-type="float" office:value="703.855" calcext:value-type="float">
            <text:p>703.855</text:p>
          </table:table-cell>
        </table:table-row>
        <table:table-row table:style-name="ro1">
          <table:table-cell office:value-type="float" office:value="742.816" calcext:value-type="float">
            <text:p>742.816</text:p>
          </table:table-cell>
          <table:table-cell table:number-columns-repeated="7"/>
          <table:table-cell office:value-type="float" office:value="927.993" calcext:value-type="float">
            <text:p>927.993</text:p>
          </table:table-cell>
          <table:table-cell table:formula="of:=[.I43]-[.I39]" office:value-type="float" office:value="-0.713000000000079" calcext:value-type="float">
            <text:p>-0.713000000000079</text:p>
          </table:table-cell>
          <table:table-cell table:number-columns-repeated="2"/>
          <table:table-cell table:formula="of:=[.M40]+1" office:value-type="float" office:value="40" calcext:value-type="float">
            <text:p>40</text:p>
          </table:table-cell>
          <table:table-cell office:value-type="float" office:value="933.094" calcext:value-type="float">
            <text:p>933.094</text:p>
          </table:table-cell>
          <table:table-cell table:formula="of:=[.N40]-[.N42]" office:value-type="float" office:value="7.98300000000006" calcext:value-type="float">
            <text:p>7.98300000000006</text:p>
          </table:table-cell>
          <table:table-cell table:number-columns-repeated="2"/>
          <table:table-cell table:formula="of:=[.R40]+1" office:value-type="float" office:value="19" calcext:value-type="float">
            <text:p>19</text:p>
          </table:table-cell>
          <table:table-cell office:value-type="float" office:value="675.547" calcext:value-type="float">
            <text:p>675.547</text:p>
          </table:table-cell>
        </table:table-row>
        <table:table-row table:style-name="ro1">
          <table:table-cell office:value-type="float" office:value="716.113" calcext:value-type="float">
            <text:p>716.113</text:p>
          </table:table-cell>
          <table:table-cell table:number-columns-repeated="8"/>
          <table:table-cell table:formula="of:=[.I44]-[.I40]" office:value-type="float" office:value="-34.942" calcext:value-type="float">
            <text:p>-34.942</text:p>
          </table:table-cell>
          <table:table-cell table:number-columns-repeated="2"/>
          <table:table-cell table:formula="of:=[.M41]+1" office:value-type="float" office:value="41" calcext:value-type="float">
            <text:p>41</text:p>
          </table:table-cell>
          <table:table-cell office:value-type="float" office:value="932.381" calcext:value-type="float">
            <text:p>932.381</text:p>
          </table:table-cell>
          <table:table-cell table:formula="of:=[.N41]-[.N43]" office:value-type="float" office:value="5.101" calcext:value-type="float">
            <text:p>5.101</text:p>
          </table:table-cell>
          <table:table-cell table:number-columns-repeated="2"/>
          <table:table-cell table:formula="of:=[.R41]+1" office:value-type="float" office:value="20" calcext:value-type="float">
            <text:p>20</text:p>
          </table:table-cell>
          <table:table-cell office:value-type="float" office:value="646.128" calcext:value-type="float">
            <text:p>646.128</text:p>
          </table:table-cell>
        </table:table-row>
        <table:table-row table:style-name="ro1">
          <table:table-cell office:value-type="float" office:value="688.302" calcext:value-type="float">
            <text:p>688.302</text:p>
          </table:table-cell>
          <table:table-cell table:number-columns-repeated="7"/>
          <table:table-cell office:value-type="float" office:value="932.381" calcext:value-type="float">
            <text:p>932.381</text:p>
          </table:table-cell>
          <table:table-cell table:formula="of:=[.I45]-[.I41]" office:value-type="float" office:value="12.371" calcext:value-type="float">
            <text:p>12.371</text:p>
          </table:table-cell>
          <table:table-cell table:number-columns-repeated="2"/>
          <table:table-cell table:formula="of:=[.M42]+1" office:value-type="float" office:value="42" calcext:value-type="float">
            <text:p>42</text:p>
          </table:table-cell>
          <table:table-cell office:value-type="float" office:value="927.993" calcext:value-type="float">
            <text:p>927.993</text:p>
          </table:table-cell>
          <table:table-cell table:formula="of:=[.N42]-[.N44]" office:value-type="float" office:value="6.26999999999998" calcext:value-type="float">
            <text:p>6.26999999999998</text:p>
          </table:table-cell>
          <table:table-cell table:number-columns-repeated="2"/>
          <table:table-cell table:formula="of:=[.R42]+1" office:value-type="float" office:value="21" calcext:value-type="float">
            <text:p>21</text:p>
          </table:table-cell>
          <table:table-cell office:value-type="float" office:value="615.598" calcext:value-type="float">
            <text:p>615.598</text:p>
          </table:table-cell>
        </table:table-row>
        <table:table-row table:style-name="ro1">
          <table:table-cell office:value-type="float" office:value="659.38" calcext:value-type="float">
            <text:p>659.38</text:p>
          </table:table-cell>
          <table:table-cell table:number-columns-repeated="7"/>
          <table:table-cell office:value-type="float" office:value="917.927" calcext:value-type="float">
            <text:p>917.927</text:p>
          </table:table-cell>
          <table:table-cell table:formula="of:=[.I46]-[.I42]" office:value-type="float" office:value="912.216" calcext:value-type="float">
            <text:p>912.216</text:p>
          </table:table-cell>
          <table:table-cell table:number-columns-repeated="2"/>
          <table:table-cell table:formula="of:=[.M43]+1" office:value-type="float" office:value="43" calcext:value-type="float">
            <text:p>43</text:p>
          </table:table-cell>
          <table:table-cell office:value-type="float" office:value="926.111" calcext:value-type="float">
            <text:p>926.111</text:p>
          </table:table-cell>
          <table:table-cell table:formula="of:=[.N43]-[.N45]" office:value-type="float" office:value="10.066" calcext:value-type="float">
            <text:p>10.066</text:p>
          </table:table-cell>
          <table:table-cell table:number-columns-repeated="4"/>
        </table:table-row>
        <table:table-row table:style-name="ro1">
          <table:table-cell office:value-type="float" office:value="629.346" calcext:value-type="float">
            <text:p>629.346</text:p>
          </table:table-cell>
          <table:table-cell table:number-columns-repeated="7"/>
          <table:table-cell office:value-type="float" office:value="940.364" calcext:value-type="float">
            <text:p>940.364</text:p>
          </table:table-cell>
          <table:table-cell table:formula="of:=[.I47]-[.I43]" office:value-type="float" office:value="-932.381" calcext:value-type="float">
            <text:p>-932.381</text:p>
          </table:table-cell>
          <table:table-cell table:number-columns-repeated="2"/>
          <table:table-cell table:formula="of:=[.M44]+1" office:value-type="float" office:value="44" calcext:value-type="float">
            <text:p>44</text:p>
          </table:table-cell>
          <table:table-cell office:value-type="float" office:value="917.927" calcext:value-type="float">
            <text:p>917.927</text:p>
          </table:table-cell>
          <table:table-cell table:formula="of:=[.N44]-[.N46]" office:value-type="float" office:value="8.98400000000004" calcext:value-type="float">
            <text:p>8.98400000000004</text:p>
          </table:table-cell>
          <table:table-cell table:number-columns-repeated="4"/>
        </table:table-row>
        <table:table-row table:style-name="ro1">
          <table:table-cell office:value-type="float" office:value="598.202" calcext:value-type="float">
            <text:p>598.202</text:p>
          </table:table-cell>
          <table:table-cell table:number-columns-repeated="7"/>
          <table:table-cell office:value-type="float" office:value="912.216" calcext:value-type="float">
            <text:p>912.216</text:p>
          </table:table-cell>
          <table:table-cell table:formula="of:=[.I48]-[.I44]" office:value-type="float" office:value="-0.800000000000068" calcext:value-type="float">
            <text:p>-0.800000000000068</text:p>
          </table:table-cell>
          <table:table-cell table:number-columns-repeated="2"/>
          <table:table-cell table:formula="of:=[.M45]+1" office:value-type="float" office:value="45" calcext:value-type="float">
            <text:p>45</text:p>
          </table:table-cell>
          <table:table-cell office:value-type="float" office:value="917.127" calcext:value-type="float">
            <text:p>917.127</text:p>
          </table:table-cell>
          <table:table-cell table:formula="of:=[.N45]-[.N47]" office:value-type="float" office:value="5.71100000000001" calcext:value-type="float">
            <text:p>5.71100000000001</text:p>
          </table:table-cell>
          <table:table-cell table:number-columns-repeated="4"/>
        </table:table-row>
        <table:table-row table:style-name="ro1">
          <table:table-cell office:value-type="float" office:value="565.946" calcext:value-type="float">
            <text:p>565.946</text:p>
          </table:table-cell>
          <table:table-cell table:number-columns-repeated="8"/>
          <table:table-cell table:formula="of:=[.I49]-[.I45]" office:value-type="float" office:value="-39.3520000000001" calcext:value-type="float">
            <text:p>-39.3520000000001</text:p>
          </table:table-cell>
          <table:table-cell table:number-columns-repeated="2"/>
          <table:table-cell table:formula="of:=[.M46]+1" office:value-type="float" office:value="46" calcext:value-type="float">
            <text:p>46</text:p>
          </table:table-cell>
          <table:table-cell office:value-type="float" office:value="912.216" calcext:value-type="float">
            <text:p>912.216</text:p>
          </table:table-cell>
          <table:table-cell table:formula="of:=[.N46]-[.N48]" office:value-type="float" office:value="7.01199999999994" calcext:value-type="float">
            <text:p>7.01199999999994</text:p>
          </table:table-cell>
          <table:table-cell table:number-columns-repeated="4"/>
        </table:table-row>
        <table:table-row table:style-name="ro1">
          <table:table-cell office:value-type="float" office:value="532.578" calcext:value-type="float">
            <text:p>532.578</text:p>
          </table:table-cell>
          <table:table-cell table:number-columns-repeated="7"/>
          <table:table-cell office:value-type="float" office:value="917.127" calcext:value-type="float">
            <text:p>917.127</text:p>
          </table:table-cell>
          <table:table-cell table:formula="of:=[.I50]-[.I46]" office:value-type="float" office:value="13.895" calcext:value-type="float">
            <text:p>13.895</text:p>
          </table:table-cell>
          <table:table-cell table:number-columns-repeated="2"/>
          <table:table-cell table:formula="of:=[.M47]+1" office:value-type="float" office:value="47" calcext:value-type="float">
            <text:p>47</text:p>
          </table:table-cell>
          <table:table-cell office:value-type="float" office:value="910.115" calcext:value-type="float">
            <text:p>910.115</text:p>
          </table:table-cell>
          <table:table-cell table:formula="of:=[.N47]-[.N49]" office:value-type="float" office:value="10.755" calcext:value-type="float">
            <text:p>10.755</text:p>
          </table:table-cell>
          <table:table-cell table:number-columns-repeated="4"/>
        </table:table-row>
        <table:table-row table:style-name="ro1">
          <table:table-cell office:value-type="float" office:value="498.1" calcext:value-type="float">
            <text:p>498.1</text:p>
          </table:table-cell>
          <table:table-cell table:number-columns-repeated="7"/>
          <table:table-cell office:value-type="float" office:value="901.012" calcext:value-type="float">
            <text:p>901.012</text:p>
          </table:table-cell>
          <table:table-cell table:formula="of:=[.I51]-[.I47]" office:value-type="float" office:value="894.729" calcext:value-type="float">
            <text:p>894.729</text:p>
          </table:table-cell>
          <table:table-cell table:number-columns-repeated="2"/>
          <table:table-cell table:formula="of:=[.M48]+1" office:value-type="float" office:value="48" calcext:value-type="float">
            <text:p>48</text:p>
          </table:table-cell>
          <table:table-cell office:value-type="float" office:value="901.461" calcext:value-type="float">
            <text:p>901.461</text:p>
          </table:table-cell>
          <table:table-cell table:formula="of:=[.N48]-[.N50]" office:value-type="float" office:value="9.10300000000007" calcext:value-type="float">
            <text:p>9.10300000000007</text:p>
          </table:table-cell>
          <table:table-cell table:number-columns-repeated="4"/>
        </table:table-row>
        <table:table-row table:style-name="ro1">
          <table:table-cell office:value-type="float" office:value="462.51" calcext:value-type="float">
            <text:p>462.51</text:p>
          </table:table-cell>
          <table:table-cell table:number-columns-repeated="7"/>
          <table:table-cell office:value-type="float" office:value="926.111" calcext:value-type="float">
            <text:p>926.111</text:p>
          </table:table-cell>
          <table:table-cell table:formula="of:=[.I52]-[.I48]" office:value-type="float" office:value="-917.127" calcext:value-type="float">
            <text:p>-917.127</text:p>
          </table:table-cell>
          <table:table-cell table:number-columns-repeated="2"/>
          <table:table-cell table:formula="of:=[.M49]+1" office:value-type="float" office:value="49" calcext:value-type="float">
            <text:p>49</text:p>
          </table:table-cell>
          <table:table-cell office:value-type="float" office:value="901.012" calcext:value-type="float">
            <text:p>901.012</text:p>
          </table:table-cell>
          <table:table-cell table:formula="of:=[.N49]-[.N51]" office:value-type="float" office:value="1.33500000000004" calcext:value-type="float">
            <text:p>1.33500000000004</text:p>
          </table:table-cell>
          <table:table-cell table:number-columns-repeated="4"/>
        </table:table-row>
        <table:table-row table:style-name="ro1">
          <table:table-cell office:value-type="float" office:value="462.51" calcext:value-type="float">
            <text:p>462.51</text:p>
          </table:table-cell>
          <table:table-cell table:number-columns-repeated="7"/>
          <table:table-cell office:value-type="float" office:value="894.729" calcext:value-type="float">
            <text:p>894.729</text:p>
          </table:table-cell>
          <table:table-cell table:formula="of:=[.I53]-[.I49]" office:value-type="float" office:value="-0.885999999999967" calcext:value-type="float">
            <text:p>-0.885999999999967</text:p>
          </table:table-cell>
          <table:table-cell table:number-columns-repeated="2"/>
          <table:table-cell table:formula="of:=[.M50]+1" office:value-type="float" office:value="50" calcext:value-type="float">
            <text:p>50</text:p>
          </table:table-cell>
          <table:table-cell office:value-type="float" office:value="900.126" calcext:value-type="float">
            <text:p>900.126</text:p>
          </table:table-cell>
          <table:table-cell table:formula="of:=[.N50]-[.N52]" office:value-type="float" office:value="6.2829999999999" calcext:value-type="float">
            <text:p>6.2829999999999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[.I54]-[.I50]" office:value-type="float" office:value="-43.255" calcext:value-type="float">
            <text:p>-43.255</text:p>
          </table:table-cell>
          <table:table-cell table:number-columns-repeated="2"/>
          <table:table-cell table:formula="of:=[.M51]+1" office:value-type="float" office:value="51" calcext:value-type="float">
            <text:p>51</text:p>
          </table:table-cell>
          <table:table-cell office:value-type="float" office:value="894.729" calcext:value-type="float">
            <text:p>894.729</text:p>
          </table:table-cell>
          <table:table-cell table:formula="of:=[.N51]-[.N53]" office:value-type="float" office:value="17.27" calcext:value-type="float">
            <text:p>17.27</text:p>
          </table:table-cell>
          <table:table-cell table:number-columns-repeated="4"/>
        </table:table-row>
        <table:table-row table:style-name="ro1">
          <table:table-cell office:value-type="float" office:value="988.3" calcext:value-type="float">
            <text:p>988.3</text:p>
          </table:table-cell>
          <table:table-cell table:number-columns-repeated="7"/>
          <table:table-cell office:value-type="float" office:value="900.126" calcext:value-type="float">
            <text:p>900.126</text:p>
          </table:table-cell>
          <table:table-cell table:formula="of:=[.I55]-[.I51]" office:value-type="float" office:value="15.386" calcext:value-type="float">
            <text:p>15.386</text:p>
          </table:table-cell>
          <table:table-cell table:number-columns-repeated="2"/>
          <table:table-cell table:formula="of:=[.M52]+1" office:value-type="float" office:value="52" calcext:value-type="float">
            <text:p>52</text:p>
          </table:table-cell>
          <table:table-cell office:value-type="float" office:value="882.856" calcext:value-type="float">
            <text:p>882.856</text:p>
          </table:table-cell>
          <table:table-cell table:formula="of:=[.N52]-[.N54]" office:value-type="float" office:value="12.806" calcext:value-type="float">
            <text:p>12.806</text:p>
          </table:table-cell>
          <table:table-cell table:number-columns-repeated="4"/>
        </table:table-row>
        <table:table-row table:style-name="ro1">
          <table:table-cell office:value-type="float" office:value="988.3" calcext:value-type="float">
            <text:p>988.3</text:p>
          </table:table-cell>
          <table:table-cell table:number-columns-repeated="7"/>
          <table:table-cell office:value-type="float" office:value="882.856" calcext:value-type="float">
            <text:p>882.856</text:p>
          </table:table-cell>
          <table:table-cell table:formula="of:=[.I56]-[.I52]" office:value-type="float" office:value="876.207" calcext:value-type="float">
            <text:p>876.207</text:p>
          </table:table-cell>
          <table:table-cell table:number-columns-repeated="2"/>
          <table:table-cell table:formula="of:=[.M53]+1" office:value-type="float" office:value="53" calcext:value-type="float">
            <text:p>53</text:p>
          </table:table-cell>
          <table:table-cell office:value-type="float" office:value="881.923" calcext:value-type="float">
            <text:p>881.923</text:p>
          </table:table-cell>
          <table:table-cell table:formula="of:=[.N53]-[.N55]" office:value-type="float" office:value="6.649" calcext:value-type="float">
            <text:p>6.649</text:p>
          </table:table-cell>
          <table:table-cell table:number-columns-repeated="4"/>
        </table:table-row>
        <table:table-row table:style-name="ro1">
          <table:table-cell office:value-type="float" office:value="987.055" calcext:value-type="float">
            <text:p>987.055</text:p>
          </table:table-cell>
          <table:table-cell table:number-columns-repeated="7"/>
          <table:table-cell office:value-type="float" office:value="910.115" calcext:value-type="float">
            <text:p>910.115</text:p>
          </table:table-cell>
          <table:table-cell table:formula="of:=[.I57]-[.I53]" office:value-type="float" office:value="-900.126" calcext:value-type="float">
            <text:p>-900.126</text:p>
          </table:table-cell>
          <table:table-cell table:number-columns-repeated="2"/>
          <table:table-cell table:formula="of:=[.M54]+1" office:value-type="float" office:value="54" calcext:value-type="float">
            <text:p>54</text:p>
          </table:table-cell>
          <table:table-cell office:value-type="float" office:value="876.207" calcext:value-type="float">
            <text:p>876.207</text:p>
          </table:table-cell>
          <table:table-cell table:formula="of:=[.N54]-[.N56]" office:value-type="float" office:value="13.071" calcext:value-type="float">
            <text:p>13.071</text:p>
          </table:table-cell>
          <table:table-cell table:number-columns-repeated="4"/>
        </table:table-row>
        <table:table-row table:style-name="ro1">
          <table:table-cell office:value-type="float" office:value="983.286" calcext:value-type="float">
            <text:p>983.286</text:p>
          </table:table-cell>
          <table:table-cell table:number-columns-repeated="7"/>
          <table:table-cell office:value-type="float" office:value="876.207" calcext:value-type="float">
            <text:p>876.207</text:p>
          </table:table-cell>
          <table:table-cell table:formula="of:=[.I58]-[.I54]" office:value-type="float" office:value="-0.932999999999993" calcext:value-type="float">
            <text:p>-0.932999999999993</text:p>
          </table:table-cell>
          <table:table-cell table:number-columns-repeated="2"/>
          <table:table-cell table:formula="of:=[.M55]+1" office:value-type="float" office:value="55" calcext:value-type="float">
            <text:p>55</text:p>
          </table:table-cell>
          <table:table-cell office:value-type="float" office:value="868.852" calcext:value-type="float">
            <text:p>868.852</text:p>
          </table:table-cell>
          <table:table-cell table:formula="of:=[.N55]-[.N57]" office:value-type="float" office:value="12.949" calcext:value-type="float">
            <text:p>12.949</text:p>
          </table:table-cell>
          <table:table-cell table:number-columns-repeated="4"/>
        </table:table-row>
        <table:table-row table:style-name="ro1">
          <table:table-cell office:value-type="float" office:value="976.99" calcext:value-type="float">
            <text:p>976.99</text:p>
          </table:table-cell>
          <table:table-cell table:number-columns-repeated="8"/>
          <table:table-cell table:formula="of:=[.I59]-[.I55]" office:value-type="float" office:value="-46.857" calcext:value-type="float">
            <text:p>-46.857</text:p>
          </table:table-cell>
          <table:table-cell table:number-columns-repeated="2"/>
          <table:table-cell table:formula="of:=[.M56]+1" office:value-type="float" office:value="56" calcext:value-type="float">
            <text:p>56</text:p>
          </table:table-cell>
          <table:table-cell office:value-type="float" office:value="863.258" calcext:value-type="float">
            <text:p>863.258</text:p>
          </table:table-cell>
          <table:table-cell table:formula="of:=[.N56]-[.N58]" office:value-type="float" office:value="6.61399999999992" calcext:value-type="float">
            <text:p>6.61399999999992</text:p>
          </table:table-cell>
          <table:table-cell table:number-columns-repeated="4"/>
        </table:table-row>
        <table:table-row table:style-name="ro1">
          <table:table-cell office:value-type="float" office:value="968.167" calcext:value-type="float">
            <text:p>968.167</text:p>
          </table:table-cell>
          <table:table-cell table:number-columns-repeated="7"/>
          <table:table-cell office:value-type="float" office:value="881.923" calcext:value-type="float">
            <text:p>881.923</text:p>
          </table:table-cell>
          <table:table-cell table:formula="of:=[.I60]-[.I56]" office:value-type="float" office:value="25.254" calcext:value-type="float">
            <text:p>25.254</text:p>
          </table:table-cell>
          <table:table-cell table:number-columns-repeated="2"/>
          <table:table-cell table:formula="of:=[.M57]+1" office:value-type="float" office:value="57" calcext:value-type="float">
            <text:p>57</text:p>
          </table:table-cell>
          <table:table-cell office:value-type="float" office:value="862.238" calcext:value-type="float">
            <text:p>862.238</text:p>
          </table:table-cell>
          <table:table-cell table:formula="of:=[.N57]-[.N59]" office:value-type="float" office:value="7.25900000000001" calcext:value-type="float">
            <text:p>7.25900000000001</text:p>
          </table:table-cell>
          <table:table-cell table:number-columns-repeated="4"/>
        </table:table-row>
        <table:table-row table:style-name="ro1">
          <table:table-cell office:value-type="float" office:value="957.142" calcext:value-type="float">
            <text:p>957.142</text:p>
          </table:table-cell>
          <table:table-cell table:number-columns-repeated="7"/>
          <table:table-cell office:value-type="float" office:value="863.258" calcext:value-type="float">
            <text:p>863.258</text:p>
          </table:table-cell>
          <table:table-cell table:formula="of:=[.I61]-[.I57]" office:value-type="float" office:value="855.999" calcext:value-type="float">
            <text:p>855.999</text:p>
          </table:table-cell>
          <table:table-cell table:number-columns-repeated="2"/>
          <table:table-cell table:formula="of:=[.M58]+1" office:value-type="float" office:value="58" calcext:value-type="float">
            <text:p>58</text:p>
          </table:table-cell>
          <table:table-cell office:value-type="float" office:value="855.999" calcext:value-type="float">
            <text:p>855.999</text:p>
          </table:table-cell>
          <table:table-cell table:formula="of:=[.N58]-[.N60]" office:value-type="float" office:value="14.2310000000001" calcext:value-type="float">
            <text:p>14.2310000000001</text:p>
          </table:table-cell>
          <table:table-cell table:number-columns-repeated="4"/>
        </table:table-row>
        <table:table-row table:style-name="ro1">
          <table:table-cell office:value-type="float" office:value="945.257" calcext:value-type="float">
            <text:p>945.257</text:p>
          </table:table-cell>
          <table:table-cell table:number-columns-repeated="7"/>
          <table:table-cell office:value-type="float" office:value="901.461" calcext:value-type="float">
            <text:p>901.461</text:p>
          </table:table-cell>
          <table:table-cell table:formula="of:=[.I62]-[.I58]" office:value-type="float" office:value="-881.923" calcext:value-type="float">
            <text:p>-881.923</text:p>
          </table:table-cell>
          <table:table-cell table:number-columns-repeated="2"/>
          <table:table-cell table:formula="of:=[.M59]+1" office:value-type="float" office:value="59" calcext:value-type="float">
            <text:p>59</text:p>
          </table:table-cell>
          <table:table-cell office:value-type="float" office:value="848.007" calcext:value-type="float">
            <text:p>848.007</text:p>
          </table:table-cell>
          <table:table-cell table:formula="of:=[.N59]-[.N61]" office:value-type="float" office:value="14.0890000000001" calcext:value-type="float">
            <text:p>14.089000000000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855.999" calcext:value-type="float">
            <text:p>855.999</text:p>
          </table:table-cell>
          <table:table-cell table:formula="of:=[.I63]-[.I59]" office:value-type="float" office:value="-1.01999999999998" calcext:value-type="float">
            <text:p>-1.01999999999998</text:p>
          </table:table-cell>
          <table:table-cell table:number-columns-repeated="2"/>
          <table:table-cell table:formula="of:=[.M60]+1" office:value-type="float" office:value="60" calcext:value-type="float">
            <text:p>60</text:p>
          </table:table-cell>
          <table:table-cell office:value-type="float" office:value="841.91" calcext:value-type="float">
            <text:p>841.91</text:p>
          </table:table-cell>
          <table:table-cell table:formula="of:=[.N60]-[.N62]" office:value-type="float" office:value="7.20299999999997" calcext:value-type="float">
            <text:p>7.20299999999997</text:p>
          </table:table-cell>
          <table:table-cell table:number-columns-repeated="4"/>
        </table:table-row>
        <table:table-row table:style-name="ro1">
          <table:table-cell office:value-type="float" office:value="988.3" calcext:value-type="float">
            <text:p>988.3</text:p>
          </table:table-cell>
          <table:table-cell office:value-type="float" office:value="0" calcext:value-type="float">
            <text:p>0</text:p>
          </table:table-cell>
          <table:table-cell office:value-type="float" office:value="988.3" calcext:value-type="float">
            <text:p>988.3</text:p>
          </table:table-cell>
          <table:table-cell table:number-columns-repeated="6"/>
          <table:table-cell table:formula="of:=[.I64]-[.I60]" office:value-type="float" office:value="-59.551" calcext:value-type="float">
            <text:p>-59.551</text:p>
          </table:table-cell>
          <table:table-cell table:number-columns-repeated="2"/>
          <table:table-cell table:formula="of:=[.M61]+1" office:value-type="float" office:value="61" calcext:value-type="float">
            <text:p>61</text:p>
          </table:table-cell>
          <table:table-cell office:value-type="float" office:value="840.804" calcext:value-type="float">
            <text:p>840.804</text:p>
          </table:table-cell>
          <table:table-cell table:formula="of:=[.N61]-[.N63]" office:value-type="float" office:value="7.84100000000001" calcext:value-type="float">
            <text:p>7.84100000000001</text:p>
          </table:table-cell>
          <table:table-cell table:number-columns-repeated="4"/>
        </table:table-row>
        <table:table-row table:style-name="ro1">
          <table:table-cell office:value-type="float" office:value="987.292" calcext:value-type="float">
            <text:p>987.292</text:p>
          </table:table-cell>
          <table:table-cell table:formula="of:=[.B62]+1" office:value-type="float" office:value="1" calcext:value-type="float">
            <text:p>1</text:p>
          </table:table-cell>
          <table:table-cell office:value-type="float" office:value="987.292" calcext:value-type="float">
            <text:p>987.292</text:p>
          </table:table-cell>
          <table:table-cell table:number-columns-repeated="5"/>
          <table:table-cell office:value-type="float" office:value="862.238" calcext:value-type="float">
            <text:p>862.238</text:p>
          </table:table-cell>
          <table:table-cell table:formula="of:=[.I65]-[.I61]" office:value-type="float" office:value="12.853" calcext:value-type="float">
            <text:p>12.853</text:p>
          </table:table-cell>
          <table:table-cell table:number-columns-repeated="2"/>
          <table:table-cell table:formula="of:=[.M62]+1" office:value-type="float" office:value="62" calcext:value-type="float">
            <text:p>62</text:p>
          </table:table-cell>
          <table:table-cell office:value-type="float" office:value="834.069" calcext:value-type="float">
            <text:p>834.069</text:p>
          </table:table-cell>
          <table:table-cell table:formula="of:=[.N62]-[.N64]" office:value-type="float" office:value="15.254" calcext:value-type="float">
            <text:p>15.254</text:p>
          </table:table-cell>
          <table:table-cell table:number-columns-repeated="4"/>
        </table:table-row>
        <table:table-row table:style-name="ro1">
          <table:table-cell office:value-type="float" office:value="983.775" calcext:value-type="float">
            <text:p>983.775</text:p>
          </table:table-cell>
          <table:table-cell table:formula="of:=[.B63]+1" office:value-type="float" office:value="2" calcext:value-type="float">
            <text:p>2</text:p>
          </table:table-cell>
          <table:table-cell office:value-type="float" office:value="983.775" calcext:value-type="float">
            <text:p>983.775</text:p>
          </table:table-cell>
          <table:table-cell table:number-columns-repeated="5"/>
          <table:table-cell office:value-type="float" office:value="841.91" calcext:value-type="float">
            <text:p>841.91</text:p>
          </table:table-cell>
          <table:table-cell table:formula="of:=[.I66]-[.I62]" office:value-type="float" office:value="834.069" calcext:value-type="float">
            <text:p>834.069</text:p>
          </table:table-cell>
          <table:table-cell table:number-columns-repeated="2"/>
          <table:table-cell table:formula="of:=[.M63]+1" office:value-type="float" office:value="63" calcext:value-type="float">
            <text:p>63</text:p>
          </table:table-cell>
          <table:table-cell office:value-type="float" office:value="825.55" calcext:value-type="float">
            <text:p>825.55</text:p>
          </table:table-cell>
          <table:table-cell table:formula="of:=[.N63]-[.N65]" office:value-type="float" office:value="14.9749999999999" calcext:value-type="float">
            <text:p>14.9749999999999</text:p>
          </table:table-cell>
          <table:table-cell table:number-columns-repeated="4"/>
        </table:table-row>
        <table:table-row table:style-name="ro1">
          <table:table-cell office:value-type="float" office:value="977.731" calcext:value-type="float">
            <text:p>977.731</text:p>
          </table:table-cell>
          <table:table-cell table:formula="of:=[.B64]+1" office:value-type="float" office:value="3" calcext:value-type="float">
            <text:p>3</text:p>
          </table:table-cell>
          <table:table-cell office:value-type="float" office:value="977.731" calcext:value-type="float">
            <text:p>977.731</text:p>
          </table:table-cell>
          <table:table-cell table:number-columns-repeated="5"/>
          <table:table-cell office:value-type="float" office:value="868.852" calcext:value-type="float">
            <text:p>868.852</text:p>
          </table:table-cell>
          <table:table-cell table:formula="of:=[.I67]-[.I63]" office:value-type="float" office:value="-862.238" calcext:value-type="float">
            <text:p>-862.238</text:p>
          </table:table-cell>
          <table:table-cell table:number-columns-repeated="2"/>
          <table:table-cell table:formula="of:=[.M64]+1" office:value-type="float" office:value="64" calcext:value-type="float">
            <text:p>64</text:p>
          </table:table-cell>
          <table:table-cell office:value-type="float" office:value="819.094" calcext:value-type="float">
            <text:p>819.094</text:p>
          </table:table-cell>
          <table:table-cell table:formula="of:=[.N64]-[.N66]" office:value-type="float" office:value="7.61799999999994" calcext:value-type="float">
            <text:p>7.61799999999994</text:p>
          </table:table-cell>
          <table:table-cell table:number-columns-repeated="4"/>
        </table:table-row>
        <table:table-row table:style-name="ro1">
          <table:table-cell office:value-type="float" office:value="969.159" calcext:value-type="float">
            <text:p>969.159</text:p>
          </table:table-cell>
          <table:table-cell table:formula="of:=[.B65]+1" office:value-type="float" office:value="4" calcext:value-type="float">
            <text:p>4</text:p>
          </table:table-cell>
          <table:table-cell office:value-type="float" office:value="969.159" calcext:value-type="float">
            <text:p>969.159</text:p>
          </table:table-cell>
          <table:table-cell table:number-columns-repeated="5"/>
          <table:table-cell office:value-type="float" office:value="834.069" calcext:value-type="float">
            <text:p>834.069</text:p>
          </table:table-cell>
          <table:table-cell table:formula="of:=[.I68]-[.I64]" office:value-type="float" office:value="-1.10599999999999" calcext:value-type="float">
            <text:p>-1.10599999999999</text:p>
          </table:table-cell>
          <table:table-cell table:number-columns-repeated="2"/>
          <table:table-cell table:formula="of:=[.M65]+1" office:value-type="float" office:value="65" calcext:value-type="float">
            <text:p>65</text:p>
          </table:table-cell>
          <table:table-cell office:value-type="float" office:value="817.932" calcext:value-type="float">
            <text:p>817.932</text:p>
          </table:table-cell>
          <table:table-cell table:formula="of:=[.N65]-[.N67]" office:value-type="float" office:value="8.23099999999999" calcext:value-type="float">
            <text:p>8.23099999999999</text:p>
          </table:table-cell>
          <table:table-cell table:number-columns-repeated="4"/>
        </table:table-row>
        <table:table-row table:style-name="ro1">
          <table:table-cell office:value-type="float" office:value="958.27" calcext:value-type="float">
            <text:p>958.27</text:p>
          </table:table-cell>
          <table:table-cell table:formula="of:=[.B66]+1" office:value-type="float" office:value="5" calcext:value-type="float">
            <text:p>5</text:p>
          </table:table-cell>
          <table:table-cell office:value-type="float" office:value="958.27" calcext:value-type="float">
            <text:p>958.27</text:p>
          </table:table-cell>
          <table:table-cell table:number-columns-repeated="6"/>
          <table:table-cell table:formula="of:=[.I69]-[.I65]" office:value-type="float" office:value="-49.7579999999999" calcext:value-type="float">
            <text:p>-49.7579999999999</text:p>
          </table:table-cell>
          <table:table-cell table:number-columns-repeated="2"/>
          <table:table-cell table:formula="of:=[.M66]+1" office:value-type="float" office:value="66" calcext:value-type="float">
            <text:p>66</text:p>
          </table:table-cell>
          <table:table-cell office:value-type="float" office:value="810.863" calcext:value-type="float">
            <text:p>810.863</text:p>
          </table:table-cell>
          <table:table-cell table:formula="of:=[.N66]-[.N68]" office:value-type="float" office:value="15.992" calcext:value-type="float">
            <text:p>15.992</text:p>
          </table:table-cell>
          <table:table-cell table:number-columns-repeated="4"/>
        </table:table-row>
        <table:table-row table:style-name="ro1">
          <table:table-cell office:value-type="float" office:value="946.515" calcext:value-type="float">
            <text:p>946.515</text:p>
          </table:table-cell>
          <table:table-cell table:formula="of:=[.B67]+1" office:value-type="float" office:value="6" calcext:value-type="float">
            <text:p>6</text:p>
          </table:table-cell>
          <table:table-cell office:value-type="float" office:value="946.515" calcext:value-type="float">
            <text:p>946.515</text:p>
          </table:table-cell>
          <table:table-cell table:number-columns-repeated="5"/>
          <table:table-cell office:value-type="float" office:value="840.804" calcext:value-type="float">
            <text:p>840.804</text:p>
          </table:table-cell>
          <table:table-cell table:formula="of:=[.I70]-[.I66]" office:value-type="float" office:value="13.938" calcext:value-type="float">
            <text:p>13.938</text:p>
          </table:table-cell>
          <table:table-cell table:number-columns-repeated="2"/>
          <table:table-cell table:formula="of:=[.M67]+1" office:value-type="float" office:value="67" calcext:value-type="float">
            <text:p>67</text:p>
          </table:table-cell>
          <table:table-cell office:value-type="float" office:value="801.94" calcext:value-type="float">
            <text:p>801.94</text:p>
          </table:table-cell>
          <table:table-cell table:formula="of:=[.N67]-[.N69]" office:value-type="float" office:value="15.6990000000001" calcext:value-type="float">
            <text:p>15.6990000000001</text:p>
          </table:table-cell>
          <table:table-cell table:number-columns-repeated="4"/>
        </table:table-row>
        <table:table-row table:style-name="ro1">
          <table:table-cell office:value-type="float" office:value="933.094" calcext:value-type="float">
            <text:p>933.094</text:p>
          </table:table-cell>
          <table:table-cell table:formula="of:=[.B68]+1" office:value-type="float" office:value="7" calcext:value-type="float">
            <text:p>7</text:p>
          </table:table-cell>
          <table:table-cell office:value-type="float" office:value="933.094" calcext:value-type="float">
            <text:p>933.094</text:p>
          </table:table-cell>
          <table:table-cell table:number-columns-repeated="5"/>
          <table:table-cell office:value-type="float" office:value="819.094" calcext:value-type="float">
            <text:p>819.094</text:p>
          </table:table-cell>
          <table:table-cell table:formula="of:=[.I71]-[.I67]" office:value-type="float" office:value="810.863" calcext:value-type="float">
            <text:p>810.863</text:p>
          </table:table-cell>
          <table:table-cell table:number-columns-repeated="2"/>
          <table:table-cell table:formula="of:=[.M68]+1" office:value-type="float" office:value="68" calcext:value-type="float">
            <text:p>68</text:p>
          </table:table-cell>
          <table:table-cell office:value-type="float" office:value="795.164" calcext:value-type="float">
            <text:p>795.164</text:p>
          </table:table-cell>
          <table:table-cell table:formula="of:=[.N68]-[.N70]" office:value-type="float" office:value="7.99300000000005" calcext:value-type="float">
            <text:p>7.99300000000005</text:p>
          </table:table-cell>
          <table:table-cell table:number-columns-repeated="4"/>
        </table:table-row>
        <table:table-row table:style-name="ro1">
          <table:table-cell office:value-type="float" office:value="917.927" calcext:value-type="float">
            <text:p>917.927</text:p>
          </table:table-cell>
          <table:table-cell table:formula="of:=[.B69]+1" office:value-type="float" office:value="8" calcext:value-type="float">
            <text:p>8</text:p>
          </table:table-cell>
          <table:table-cell office:value-type="float" office:value="917.927" calcext:value-type="float">
            <text:p>917.927</text:p>
          </table:table-cell>
          <table:table-cell table:number-columns-repeated="5"/>
          <table:table-cell office:value-type="float" office:value="848.007" calcext:value-type="float">
            <text:p>848.007</text:p>
          </table:table-cell>
          <table:table-cell table:formula="of:=[.I72]-[.I68]" office:value-type="float" office:value="-840.804" calcext:value-type="float">
            <text:p>-840.804</text:p>
          </table:table-cell>
          <table:table-cell table:number-columns-repeated="2"/>
          <table:table-cell table:formula="of:=[.M69]+1" office:value-type="float" office:value="69" calcext:value-type="float">
            <text:p>69</text:p>
          </table:table-cell>
          <table:table-cell office:value-type="float" office:value="793.947" calcext:value-type="float">
            <text:p>793.947</text:p>
          </table:table-cell>
          <table:table-cell table:formula="of:=[.N69]-[.N71]" office:value-type="float" office:value="8.61900000000003" calcext:value-type="float">
            <text:p>8.61900000000003</text:p>
          </table:table-cell>
          <table:table-cell table:number-columns-repeated="4"/>
        </table:table-row>
        <table:table-row table:style-name="ro1">
          <table:table-cell office:value-type="float" office:value="901.012" calcext:value-type="float">
            <text:p>901.012</text:p>
          </table:table-cell>
          <table:table-cell table:formula="of:=[.B70]+1" office:value-type="float" office:value="9" calcext:value-type="float">
            <text:p>9</text:p>
          </table:table-cell>
          <table:table-cell office:value-type="float" office:value="901.012" calcext:value-type="float">
            <text:p>901.012</text:p>
          </table:table-cell>
          <table:table-cell table:number-columns-repeated="5"/>
          <table:table-cell office:value-type="float" office:value="810.863" calcext:value-type="float">
            <text:p>810.863</text:p>
          </table:table-cell>
          <table:table-cell table:formula="of:=[.I73]-[.I69]" office:value-type="float" office:value="-1.16200000000003" calcext:value-type="float">
            <text:p>-1.16200000000003</text:p>
          </table:table-cell>
          <table:table-cell table:number-columns-repeated="2"/>
          <table:table-cell table:formula="of:=[.M70]+1" office:value-type="float" office:value="70" calcext:value-type="float">
            <text:p>70</text:p>
          </table:table-cell>
          <table:table-cell office:value-type="float" office:value="786.545" calcext:value-type="float">
            <text:p>786.545</text:p>
          </table:table-cell>
          <table:table-cell table:formula="of:=[.N70]-[.N72]" office:value-type="float" office:value="16.729" calcext:value-type="float">
            <text:p>16.729</text:p>
          </table:table-cell>
          <table:table-cell table:number-columns-repeated="4"/>
        </table:table-row>
        <table:table-row table:style-name="ro1">
          <table:table-cell office:value-type="float" office:value="882.856" calcext:value-type="float">
            <text:p>882.856</text:p>
          </table:table-cell>
          <table:table-cell table:formula="of:=[.B71]+1" office:value-type="float" office:value="10" calcext:value-type="float">
            <text:p>10</text:p>
          </table:table-cell>
          <table:table-cell office:value-type="float" office:value="882.856" calcext:value-type="float">
            <text:p>882.856</text:p>
          </table:table-cell>
          <table:table-cell table:number-columns-repeated="6"/>
          <table:table-cell table:formula="of:=[.I74]-[.I70]" office:value-type="float" office:value="-52.843" calcext:value-type="float">
            <text:p>-52.843</text:p>
          </table:table-cell>
          <table:table-cell table:number-columns-repeated="2"/>
          <table:table-cell table:formula="of:=[.M71]+1" office:value-type="float" office:value="71" calcext:value-type="float">
            <text:p>71</text:p>
          </table:table-cell>
          <table:table-cell office:value-type="float" office:value="777.218" calcext:value-type="float">
            <text:p>777.218</text:p>
          </table:table-cell>
          <table:table-cell table:formula="of:=[.N71]-[.N73]" office:value-type="float" office:value="16.424" calcext:value-type="float">
            <text:p>16.424</text:p>
          </table:table-cell>
          <table:table-cell table:number-columns-repeated="4"/>
        </table:table-row>
        <table:table-row table:style-name="ro1">
          <table:table-cell office:value-type="float" office:value="863.258" calcext:value-type="float">
            <text:p>863.258</text:p>
          </table:table-cell>
          <table:table-cell table:formula="of:=[.B72]+1" office:value-type="float" office:value="11" calcext:value-type="float">
            <text:p>11</text:p>
          </table:table-cell>
          <table:table-cell office:value-type="float" office:value="863.258" calcext:value-type="float">
            <text:p>863.258</text:p>
          </table:table-cell>
          <table:table-cell table:number-columns-repeated="5"/>
          <table:table-cell office:value-type="float" office:value="817.932" calcext:value-type="float">
            <text:p>817.932</text:p>
          </table:table-cell>
          <table:table-cell table:formula="of:=[.I75]-[.I71]" office:value-type="float" office:value="14.6869999999999" calcext:value-type="float">
            <text:p>14.6869999999999</text:p>
          </table:table-cell>
          <table:table-cell table:number-columns-repeated="2"/>
          <table:table-cell table:formula="of:=[.M72]+1" office:value-type="float" office:value="72" calcext:value-type="float">
            <text:p>72</text:p>
          </table:table-cell>
          <table:table-cell office:value-type="float" office:value="770.121" calcext:value-type="float">
            <text:p>770.121</text:p>
          </table:table-cell>
          <table:table-cell table:formula="of:=[.N72]-[.N74]" office:value-type="float" office:value="8.36899999999991" calcext:value-type="float">
            <text:p>8.36899999999991</text:p>
          </table:table-cell>
          <table:table-cell table:number-columns-repeated="4"/>
        </table:table-row>
        <table:table-row table:style-name="ro1">
          <table:table-cell office:value-type="float" office:value="841.91" calcext:value-type="float">
            <text:p>841.91</text:p>
          </table:table-cell>
          <table:table-cell table:formula="of:=[.B73]+1" office:value-type="float" office:value="12" calcext:value-type="float">
            <text:p>12</text:p>
          </table:table-cell>
          <table:table-cell office:value-type="float" office:value="841.91" calcext:value-type="float">
            <text:p>841.91</text:p>
          </table:table-cell>
          <table:table-cell table:number-columns-repeated="5"/>
          <table:table-cell office:value-type="float" office:value="795.164" calcext:value-type="float">
            <text:p>795.164</text:p>
          </table:table-cell>
          <table:table-cell table:formula="of:=[.I76]-[.I72]" office:value-type="float" office:value="786.545" calcext:value-type="float">
            <text:p>786.545</text:p>
          </table:table-cell>
          <table:table-cell table:number-columns-repeated="2"/>
          <table:table-cell table:formula="of:=[.M73]+1" office:value-type="float" office:value="73" calcext:value-type="float">
            <text:p>73</text:p>
          </table:table-cell>
          <table:table-cell office:value-type="float" office:value="768.849" calcext:value-type="float">
            <text:p>768.849</text:p>
          </table:table-cell>
          <table:table-cell table:formula="of:=[.N73]-[.N75]" office:value-type="float" office:value="9.00599999999997" calcext:value-type="float">
            <text:p>9.00599999999997</text:p>
          </table:table-cell>
          <table:table-cell table:number-columns-repeated="4"/>
        </table:table-row>
        <table:table-row table:style-name="ro1">
          <table:table-cell office:value-type="float" office:value="819.094" calcext:value-type="float">
            <text:p>819.094</text:p>
          </table:table-cell>
          <table:table-cell table:formula="of:=[.B74]+1" office:value-type="float" office:value="13" calcext:value-type="float">
            <text:p>13</text:p>
          </table:table-cell>
          <table:table-cell office:value-type="float" office:value="819.094" calcext:value-type="float">
            <text:p>819.094</text:p>
          </table:table-cell>
          <table:table-cell table:number-columns-repeated="5"/>
          <table:table-cell office:value-type="float" office:value="825.55" calcext:value-type="float">
            <text:p>825.55</text:p>
          </table:table-cell>
          <table:table-cell table:formula="of:=[.I77]-[.I73]" office:value-type="float" office:value="-817.932" calcext:value-type="float">
            <text:p>-817.932</text:p>
          </table:table-cell>
          <table:table-cell table:number-columns-repeated="2"/>
          <table:table-cell table:formula="of:=[.M74]+1" office:value-type="float" office:value="74" calcext:value-type="float">
            <text:p>74</text:p>
          </table:table-cell>
          <table:table-cell office:value-type="float" office:value="761.115" calcext:value-type="float">
            <text:p>761.115</text:p>
          </table:table-cell>
          <table:table-cell table:formula="of:=[.N74]-[.N76]" office:value-type="float" office:value="17.4350000000001" calcext:value-type="float">
            <text:p>17.4350000000001</text:p>
          </table:table-cell>
          <table:table-cell table:number-columns-repeated="4"/>
        </table:table-row>
        <table:table-row table:style-name="ro1">
          <table:table-cell office:value-type="float" office:value="795.164" calcext:value-type="float">
            <text:p>795.164</text:p>
          </table:table-cell>
          <table:table-cell table:formula="of:=[.B75]+1" office:value-type="float" office:value="14" calcext:value-type="float">
            <text:p>14</text:p>
          </table:table-cell>
          <table:table-cell office:value-type="float" office:value="795.164" calcext:value-type="float">
            <text:p>795.164</text:p>
          </table:table-cell>
          <table:table-cell table:number-columns-repeated="5"/>
          <table:table-cell office:value-type="float" office:value="786.545" calcext:value-type="float">
            <text:p>786.545</text:p>
          </table:table-cell>
          <table:table-cell table:formula="of:=[.I78]-[.I74]" office:value-type="float" office:value="-1.21699999999998" calcext:value-type="float">
            <text:p>-1.21699999999998</text:p>
          </table:table-cell>
          <table:table-cell table:number-columns-repeated="2"/>
          <table:table-cell table:formula="of:=[.M75]+1" office:value-type="float" office:value="75" calcext:value-type="float">
            <text:p>75</text:p>
          </table:table-cell>
          <table:table-cell office:value-type="float" office:value="751.414" calcext:value-type="float">
            <text:p>751.414</text:p>
          </table:table-cell>
          <table:table-cell table:formula="of:=[.N75]-[.N77]" office:value-type="float" office:value="13.0600000000001" calcext:value-type="float">
            <text:p>13.0600000000001</text:p>
          </table:table-cell>
          <table:table-cell table:number-columns-repeated="4"/>
        </table:table-row>
        <table:table-row table:style-name="ro1">
          <table:table-cell office:value-type="float" office:value="770.121" calcext:value-type="float">
            <text:p>770.121</text:p>
          </table:table-cell>
          <table:table-cell table:formula="of:=[.B76]+1" office:value-type="float" office:value="15" calcext:value-type="float">
            <text:p>15</text:p>
          </table:table-cell>
          <table:table-cell office:value-type="float" office:value="770.121" calcext:value-type="float">
            <text:p>770.121</text:p>
          </table:table-cell>
          <table:table-cell table:number-columns-repeated="6"/>
          <table:table-cell table:formula="of:=[.I79]-[.I75]" office:value-type="float" office:value="-55.429" calcext:value-type="float">
            <text:p>-55.429</text:p>
          </table:table-cell>
          <table:table-cell table:number-columns-repeated="2"/>
          <table:table-cell table:formula="of:=[.M76]+1" office:value-type="float" office:value="76" calcext:value-type="float">
            <text:p>76</text:p>
          </table:table-cell>
          <table:table-cell office:value-type="float" office:value="748.055" calcext:value-type="float">
            <text:p>748.055</text:p>
          </table:table-cell>
          <table:table-cell table:formula="of:=[.N76]-[.N78]" office:value-type="float" office:value="7.30099999999993" calcext:value-type="float">
            <text:p>7.30099999999993</text:p>
          </table:table-cell>
          <table:table-cell table:number-columns-repeated="4"/>
        </table:table-row>
        <table:table-row table:style-name="ro1">
          <table:table-cell office:value-type="float" office:value="744.113" calcext:value-type="float">
            <text:p>744.113</text:p>
          </table:table-cell>
          <table:table-cell table:formula="of:=[.B77]+1" office:value-type="float" office:value="16" calcext:value-type="float">
            <text:p>16</text:p>
          </table:table-cell>
          <table:table-cell office:value-type="float" office:value="744.113" calcext:value-type="float">
            <text:p>744.113</text:p>
          </table:table-cell>
          <table:table-cell table:number-columns-repeated="5"/>
          <table:table-cell office:value-type="float" office:value="793.947" calcext:value-type="float">
            <text:p>793.947</text:p>
          </table:table-cell>
          <table:table-cell table:formula="of:=[.I80]-[.I76]" office:value-type="float" office:value="15.3950000000001" calcext:value-type="float">
            <text:p>15.3950000000001</text:p>
          </table:table-cell>
          <table:table-cell table:number-columns-repeated="2"/>
          <table:table-cell table:formula="of:=[.M77]+1" office:value-type="float" office:value="77" calcext:value-type="float">
            <text:p>77</text:p>
          </table:table-cell>
          <table:table-cell office:value-type="float" office:value="744.113" calcext:value-type="float">
            <text:p>744.113</text:p>
          </table:table-cell>
          <table:table-cell table:formula="of:=[.N77]-[.N79]" office:value-type="float" office:value="5.23899999999992" calcext:value-type="float">
            <text:p>5.23899999999992</text:p>
          </table:table-cell>
          <table:table-cell table:number-columns-repeated="4"/>
        </table:table-row>
        <table:table-row table:style-name="ro1">
          <table:table-cell office:value-type="float" office:value="717.465" calcext:value-type="float">
            <text:p>717.465</text:p>
          </table:table-cell>
          <table:table-cell table:formula="of:=[.B78]+1" office:value-type="float" office:value="17" calcext:value-type="float">
            <text:p>17</text:p>
          </table:table-cell>
          <table:table-cell office:value-type="float" office:value="717.465" calcext:value-type="float">
            <text:p>717.465</text:p>
          </table:table-cell>
          <table:table-cell table:number-columns-repeated="5"/>
          <table:table-cell office:value-type="float" office:value="770.121" calcext:value-type="float">
            <text:p>770.121</text:p>
          </table:table-cell>
          <table:table-cell table:formula="of:=[.I81]-[.I77]" office:value-type="float" office:value="761.115" calcext:value-type="float">
            <text:p>761.115</text:p>
          </table:table-cell>
          <table:table-cell table:number-columns-repeated="2"/>
          <table:table-cell table:formula="of:=[.M78]+1" office:value-type="float" office:value="78" calcext:value-type="float">
            <text:p>78</text:p>
          </table:table-cell>
          <table:table-cell office:value-type="float" office:value="742.816" calcext:value-type="float">
            <text:p>742.816</text:p>
          </table:table-cell>
          <table:table-cell table:formula="of:=[.N78]-[.N80]" office:value-type="float" office:value="9.18000000000006" calcext:value-type="float">
            <text:p>9.18000000000006</text:p>
          </table:table-cell>
          <table:table-cell table:number-columns-repeated="4"/>
        </table:table-row>
        <table:table-row table:style-name="ro1">
          <table:table-cell office:value-type="float" office:value="682.596" calcext:value-type="float">
            <text:p>682.596</text:p>
          </table:table-cell>
          <table:table-cell table:formula="of:=[.B79]+1" office:value-type="float" office:value="18" calcext:value-type="float">
            <text:p>18</text:p>
          </table:table-cell>
          <table:table-cell office:value-type="float" office:value="682.596" calcext:value-type="float">
            <text:p>682.596</text:p>
          </table:table-cell>
          <table:table-cell table:number-columns-repeated="5"/>
          <table:table-cell office:value-type="float" office:value="801.94" calcext:value-type="float">
            <text:p>801.94</text:p>
          </table:table-cell>
          <table:table-cell table:formula="of:=[.I82]-[.I78]" office:value-type="float" office:value="-793.947" calcext:value-type="float">
            <text:p>-793.947</text:p>
          </table:table-cell>
          <table:table-cell table:number-columns-repeated="2"/>
          <table:table-cell table:formula="of:=[.M79]+1" office:value-type="float" office:value="79" calcext:value-type="float">
            <text:p>79</text:p>
          </table:table-cell>
          <table:table-cell office:value-type="float" office:value="734.933" calcext:value-type="float">
            <text:p>734.933</text:p>
          </table:table-cell>
          <table:table-cell table:formula="of:=[.N79]-[.N81]" office:value-type="float" office:value="17.784" calcext:value-type="float">
            <text:p>17.784</text:p>
          </table:table-cell>
          <table:table-cell table:number-columns-repeated="4"/>
        </table:table-row>
        <table:table-row table:style-name="ro1">
          <table:table-cell office:value-type="float" office:value="653.451" calcext:value-type="float">
            <text:p>653.451</text:p>
          </table:table-cell>
          <table:table-cell table:formula="of:=[.B80]+1" office:value-type="float" office:value="19" calcext:value-type="float">
            <text:p>19</text:p>
          </table:table-cell>
          <table:table-cell office:value-type="float" office:value="653.451" calcext:value-type="float">
            <text:p>653.451</text:p>
          </table:table-cell>
          <table:table-cell table:number-columns-repeated="5"/>
          <table:table-cell office:value-type="float" office:value="761.115" calcext:value-type="float">
            <text:p>761.115</text:p>
          </table:table-cell>
          <table:table-cell table:formula="of:=[.I83]-[.I79]" office:value-type="float" office:value="-1.27199999999993" calcext:value-type="float">
            <text:p>-1.27199999999993</text:p>
          </table:table-cell>
          <table:table-cell table:number-columns-repeated="2"/>
          <table:table-cell table:formula="of:=[.M80]+1" office:value-type="float" office:value="80" calcext:value-type="float">
            <text:p>80</text:p>
          </table:table-cell>
          <table:table-cell office:value-type="float" office:value="725.032" calcext:value-type="float">
            <text:p>725.032</text:p>
          </table:table-cell>
          <table:table-cell table:formula="of:=[.N80]-[.N82]" office:value-type="float" office:value="17.468" calcext:value-type="float">
            <text:p>17.468</text:p>
          </table:table-cell>
          <table:table-cell table:number-columns-repeated="4"/>
        </table:table-row>
        <table:table-row table:style-name="ro1">
          <table:table-cell office:value-type="float" office:value="623.192" calcext:value-type="float">
            <text:p>623.192</text:p>
          </table:table-cell>
          <table:table-cell table:formula="of:=[.B81]+1" office:value-type="float" office:value="20" calcext:value-type="float">
            <text:p>20</text:p>
          </table:table-cell>
          <table:table-cell office:value-type="float" office:value="623.192" calcext:value-type="float">
            <text:p>623.192</text:p>
          </table:table-cell>
          <table:table-cell table:number-columns-repeated="6"/>
          <table:table-cell table:formula="of:=[.I84]-[.I80]" office:value-type="float" office:value="-57.827" calcext:value-type="float">
            <text:p>-57.827</text:p>
          </table:table-cell>
          <table:table-cell table:number-columns-repeated="2"/>
          <table:table-cell table:formula="of:=[.M81]+1" office:value-type="float" office:value="81" calcext:value-type="float">
            <text:p>81</text:p>
          </table:table-cell>
          <table:table-cell office:value-type="float" office:value="717.465" calcext:value-type="float">
            <text:p>717.465</text:p>
          </table:table-cell>
          <table:table-cell table:formula="of:=[.N81]-[.N83]" office:value-type="float" office:value="8.91899999999998" calcext:value-type="float">
            <text:p>8.91899999999998</text:p>
          </table:table-cell>
          <table:table-cell table:number-columns-repeated="4"/>
        </table:table-row>
        <table:table-row table:style-name="ro1">
          <table:table-cell office:value-type="float" office:value="591.827" calcext:value-type="float">
            <text:p>591.827</text:p>
          </table:table-cell>
          <table:table-cell table:formula="of:=[.B82]+1" office:value-type="float" office:value="21" calcext:value-type="float">
            <text:p>21</text:p>
          </table:table-cell>
          <table:table-cell office:value-type="float" office:value="591.827" calcext:value-type="float">
            <text:p>591.827</text:p>
          </table:table-cell>
          <table:table-cell table:number-columns-repeated="5"/>
          <table:table-cell office:value-type="float" office:value="768.849" calcext:value-type="float">
            <text:p>768.849</text:p>
          </table:table-cell>
          <table:table-cell table:formula="of:=[.I85]-[.I81]" office:value-type="float" office:value="16.103" calcext:value-type="float">
            <text:p>16.103</text:p>
          </table:table-cell>
          <table:table-cell table:number-columns-repeated="2"/>
          <table:table-cell table:formula="of:=[.M82]+1" office:value-type="float" office:value="82" calcext:value-type="float">
            <text:p>82</text:p>
          </table:table-cell>
          <table:table-cell office:value-type="float" office:value="716.113" calcext:value-type="float">
            <text:p>716.113</text:p>
          </table:table-cell>
          <table:table-cell table:formula="of:=[.N82]-[.N84]" office:value-type="float" office:value="9.56600000000003" calcext:value-type="float">
            <text:p>9.56600000000003</text:p>
          </table:table-cell>
          <table:table-cell table:number-columns-repeated="4"/>
        </table:table-row>
        <table:table-row table:style-name="ro1">
          <table:table-cell office:value-type="float" office:value="559.349" calcext:value-type="float">
            <text:p>559.349</text:p>
          </table:table-cell>
          <table:table-cell table:formula="of:=[.B83]+1" office:value-type="float" office:value="22" calcext:value-type="float">
            <text:p>22</text:p>
          </table:table-cell>
          <table:table-cell office:value-type="float" office:value="559.349" calcext:value-type="float">
            <text:p>559.349</text:p>
          </table:table-cell>
          <table:table-cell table:number-columns-repeated="5"/>
          <table:table-cell office:value-type="float" office:value="744.113" calcext:value-type="float">
            <text:p>744.113</text:p>
          </table:table-cell>
          <table:table-cell table:formula="of:=[.I86]-[.I82]" office:value-type="float" office:value="734.933" calcext:value-type="float">
            <text:p>734.933</text:p>
          </table:table-cell>
          <table:table-cell table:number-columns-repeated="2"/>
          <table:table-cell table:formula="of:=[.M83]+1" office:value-type="float" office:value="83" calcext:value-type="float">
            <text:p>83</text:p>
          </table:table-cell>
          <table:table-cell office:value-type="float" office:value="707.899" calcext:value-type="float">
            <text:p>707.899</text:p>
          </table:table-cell>
          <table:table-cell table:formula="of:=[.N83]-[.N85]" office:value-type="float" office:value="18.5070000000001" calcext:value-type="float">
            <text:p>18.5070000000001</text:p>
          </table:table-cell>
          <table:table-cell table:number-columns-repeated="4"/>
        </table:table-row>
        <table:table-row table:style-name="ro1">
          <table:table-cell office:value-type="float" office:value="525.758" calcext:value-type="float">
            <text:p>525.758</text:p>
          </table:table-cell>
          <table:table-cell table:formula="of:=[.B84]+1" office:value-type="float" office:value="23" calcext:value-type="float">
            <text:p>23</text:p>
          </table:table-cell>
          <table:table-cell office:value-type="float" office:value="525.758" calcext:value-type="float">
            <text:p>525.758</text:p>
          </table:table-cell>
          <table:table-cell table:number-columns-repeated="5"/>
          <table:table-cell office:value-type="float" office:value="777.218" calcext:value-type="float">
            <text:p>777.218</text:p>
          </table:table-cell>
          <table:table-cell table:formula="of:=[.I87]-[.I83]" office:value-type="float" office:value="-768.849" calcext:value-type="float">
            <text:p>-768.849</text:p>
          </table:table-cell>
          <table:table-cell table:number-columns-repeated="2"/>
          <table:table-cell table:formula="of:=[.M84]+1" office:value-type="float" office:value="84" calcext:value-type="float">
            <text:p>84</text:p>
          </table:table-cell>
          <table:table-cell office:value-type="float" office:value="697.606" calcext:value-type="float">
            <text:p>697.606</text:p>
          </table:table-cell>
          <table:table-cell table:formula="of:=[.N84]-[.N86]" office:value-type="float" office:value="13.933" calcext:value-type="float">
            <text:p>13.933</text:p>
          </table:table-cell>
          <table:table-cell table:number-columns-repeated="4"/>
        </table:table-row>
        <table:table-row table:style-name="ro1">
          <table:table-cell office:value-type="float" office:value="491.057" calcext:value-type="float">
            <text:p>491.057</text:p>
          </table:table-cell>
          <table:table-cell table:formula="of:=[.B85]+1" office:value-type="float" office:value="24" calcext:value-type="float">
            <text:p>24</text:p>
          </table:table-cell>
          <table:table-cell office:value-type="float" office:value="491.057" calcext:value-type="float">
            <text:p>491.057</text:p>
          </table:table-cell>
          <table:table-cell table:number-columns-repeated="5"/>
          <table:table-cell office:value-type="float" office:value="734.933" calcext:value-type="float">
            <text:p>734.933</text:p>
          </table:table-cell>
          <table:table-cell table:formula="of:=[.I88]-[.I84]" office:value-type="float" office:value="-1.29700000000003" calcext:value-type="float">
            <text:p>-1.29700000000003</text:p>
          </table:table-cell>
          <table:table-cell table:number-columns-repeated="2"/>
          <table:table-cell table:formula="of:=[.M85]+1" office:value-type="float" office:value="85" calcext:value-type="float">
            <text:p>85</text:p>
          </table:table-cell>
          <table:table-cell office:value-type="float" office:value="693.966" calcext:value-type="float">
            <text:p>693.966</text:p>
          </table:table-cell>
          <table:table-cell table:formula="of:=[.N85]-[.N87]" office:value-type="float" office:value="9.30399999999997" calcext:value-type="float">
            <text:p>9.30399999999997</text:p>
          </table:table-cell>
          <table:table-cell table:number-columns-repeated="4"/>
        </table:table-row>
        <table:table-row table:style-name="ro1">
          <table:table-cell office:value-type="float" office:value="455.244" calcext:value-type="float">
            <text:p>455.244</text:p>
          </table:table-cell>
          <table:table-cell table:formula="of:=[.B86]+1" office:value-type="float" office:value="25" calcext:value-type="float">
            <text:p>25</text:p>
          </table:table-cell>
          <table:table-cell office:value-type="float" office:value="455.244" calcext:value-type="float">
            <text:p>455.244</text:p>
          </table:table-cell>
          <table:table-cell table:number-columns-repeated="6"/>
          <table:table-cell table:formula="of:=[.I89]-[.I85]" office:value-type="float" office:value="-59.7529999999999" calcext:value-type="float">
            <text:p>-59.7529999999999</text:p>
          </table:table-cell>
          <table:table-cell table:number-columns-repeated="2"/>
          <table:table-cell table:formula="of:=[.M86]+1" office:value-type="float" office:value="86" calcext:value-type="float">
            <text:p>86</text:p>
          </table:table-cell>
          <table:table-cell office:value-type="float" office:value="688.302" calcext:value-type="float">
            <text:p>688.302</text:p>
          </table:table-cell>
          <table:table-cell table:formula="of:=[.N86]-[.N88]" office:value-type="float" office:value="7.07100000000003" calcext:value-type="float">
            <text:p>7.07100000000003</text:p>
          </table:table-cell>
          <table:table-cell table:number-columns-repeated="4"/>
        </table:table-row>
        <table:table-row table:style-name="ro1">
          <table:table-cell office:value-type="float" office:value="418.319" calcext:value-type="float">
            <text:p>418.319</text:p>
          </table:table-cell>
          <table:table-cell table:formula="of:=[.B87]+1" office:value-type="float" office:value="26" calcext:value-type="float">
            <text:p>26</text:p>
          </table:table-cell>
          <table:table-cell office:value-type="float" office:value="418.319" calcext:value-type="float">
            <text:p>418.319</text:p>
          </table:table-cell>
          <table:table-cell table:number-columns-repeated="5"/>
          <table:table-cell office:value-type="float" office:value="742.816" calcext:value-type="float">
            <text:p>742.816</text:p>
          </table:table-cell>
          <table:table-cell table:formula="of:=[.I90]-[.I86]" office:value-type="float" office:value="16.481" calcext:value-type="float">
            <text:p>16.481</text:p>
          </table:table-cell>
          <table:table-cell table:number-columns-repeated="2"/>
          <table:table-cell table:formula="of:=[.M87]+1" office:value-type="float" office:value="87" calcext:value-type="float">
            <text:p>87</text:p>
          </table:table-cell>
          <table:table-cell office:value-type="float" office:value="686.895" calcext:value-type="float">
            <text:p>686.895</text:p>
          </table:table-cell>
          <table:table-cell table:formula="of:=[.N87]-[.N89]" office:value-type="float" office:value="5.70600000000002" calcext:value-type="float">
            <text:p>5.70600000000002</text:p>
          </table:table-cell>
          <table:table-cell table:number-columns-repeated="4"/>
        </table:table-row>
        <table:table-row table:style-name="ro1">
          <table:table-cell office:value-type="float" office:value="380.43" calcext:value-type="float">
            <text:p>380.43</text:p>
          </table:table-cell>
          <table:table-cell table:formula="of:=[.B88]+1" office:value-type="float" office:value="27" calcext:value-type="float">
            <text:p>27</text:p>
          </table:table-cell>
          <table:table-cell office:value-type="float" office:value="380.43" calcext:value-type="float">
            <text:p>380.43</text:p>
          </table:table-cell>
          <table:table-cell table:number-columns-repeated="5"/>
          <table:table-cell office:value-type="float" office:value="717.465" calcext:value-type="float">
            <text:p>717.465</text:p>
          </table:table-cell>
          <table:table-cell table:formula="of:=[.I91]-[.I87]" office:value-type="float" office:value="707.899" calcext:value-type="float">
            <text:p>707.899</text:p>
          </table:table-cell>
          <table:table-cell table:number-columns-repeated="2"/>
          <table:table-cell table:formula="of:=[.M88]+1" office:value-type="float" office:value="88" calcext:value-type="float">
            <text:p>88</text:p>
          </table:table-cell>
          <table:table-cell office:value-type="float" office:value="682.596" calcext:value-type="float">
            <text:p>682.596</text:p>
          </table:table-cell>
          <table:table-cell table:formula="of:=[.N88]-[.N90]" office:value-type="float" office:value="27.515" calcext:value-type="float">
            <text:p>27.515</text:p>
          </table:table-cell>
          <table:table-cell table:number-columns-repeated="4"/>
        </table:table-row>
        <table:table-row table:style-name="ro1">
          <table:table-cell office:value-type="float" office:value="341.761" calcext:value-type="float">
            <text:p>341.761</text:p>
          </table:table-cell>
          <table:table-cell table:formula="of:=[.B89]+1" office:value-type="float" office:value="28" calcext:value-type="float">
            <text:p>28</text:p>
          </table:table-cell>
          <table:table-cell office:value-type="float" office:value="341.761" calcext:value-type="float">
            <text:p>341.761</text:p>
          </table:table-cell>
          <table:table-cell table:number-columns-repeated="5"/>
          <table:table-cell office:value-type="float" office:value="751.414" calcext:value-type="float">
            <text:p>751.414</text:p>
          </table:table-cell>
          <table:table-cell table:formula="of:=[.I92]-[.I88]" office:value-type="float" office:value="-742.816" calcext:value-type="float">
            <text:p>-742.816</text:p>
          </table:table-cell>
          <table:table-cell table:number-columns-repeated="2"/>
          <table:table-cell table:formula="of:=[.M89]+1" office:value-type="float" office:value="89" calcext:value-type="float">
            <text:p>89</text:p>
          </table:table-cell>
          <table:table-cell office:value-type="float" office:value="659.38" calcext:value-type="float">
            <text:p>659.38</text:p>
          </table:table-cell>
          <table:table-cell table:formula="of:=[.N89]-[.N91]" office:value-type="float" office:value="29.145" calcext:value-type="float">
            <text:p>29.145</text:p>
          </table:table-cell>
          <table:table-cell table:number-columns-repeated="4"/>
        </table:table-row>
        <table:table-row table:style-name="ro1">
          <table:table-cell office:value-type="float" office:value="301.981" calcext:value-type="float">
            <text:p>301.981</text:p>
          </table:table-cell>
          <table:table-cell table:formula="of:=[.B90]+1" office:value-type="float" office:value="29" calcext:value-type="float">
            <text:p>29</text:p>
          </table:table-cell>
          <table:table-cell office:value-type="float" office:value="301.981" calcext:value-type="float">
            <text:p>301.981</text:p>
          </table:table-cell>
          <table:table-cell table:number-columns-repeated="5"/>
          <table:table-cell office:value-type="float" office:value="707.899" calcext:value-type="float">
            <text:p>707.899</text:p>
          </table:table-cell>
          <table:table-cell table:formula="of:=[.I93]-[.I89]" office:value-type="float" office:value="-1.35199999999998" calcext:value-type="float">
            <text:p>-1.35199999999998</text:p>
          </table:table-cell>
          <table:table-cell table:number-columns-repeated="2"/>
          <table:table-cell table:formula="of:=[.M90]+1" office:value-type="float" office:value="90" calcext:value-type="float">
            <text:p>90</text:p>
          </table:table-cell>
          <table:table-cell office:value-type="float" office:value="653.451" calcext:value-type="float">
            <text:p>653.451</text:p>
          </table:table-cell>
          <table:table-cell table:formula="of:=[.N90]-[.N92]" office:value-type="float" office:value="19.961" calcext:value-type="float">
            <text:p>19.961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[.I94]-[.I90]" office:value-type="float" office:value="-68.818" calcext:value-type="float">
            <text:p>-68.818</text:p>
          </table:table-cell>
          <table:table-cell table:number-columns-repeated="2"/>
          <table:table-cell table:formula="of:=[.M91]+1" office:value-type="float" office:value="91" calcext:value-type="float">
            <text:p>91</text:p>
          </table:table-cell>
          <table:table-cell office:value-type="float" office:value="639.419" calcext:value-type="float">
            <text:p>639.419</text:p>
          </table:table-cell>
          <table:table-cell table:formula="of:=[.N91]-[.N93]" office:value-type="float" office:value="30.259" calcext:value-type="float">
            <text:p>30.259</text:p>
          </table:table-cell>
          <table:table-cell table:number-columns-repeated="4"/>
        </table:table-row>
        <table:table-row table:style-name="ro1">
          <table:table-cell office:value-type="float" office:value="988.3" calcext:value-type="float">
            <text:p>988.3</text:p>
          </table:table-cell>
          <table:table-cell table:number-columns-repeated="7"/>
          <table:table-cell office:value-type="float" office:value="716.113" calcext:value-type="float">
            <text:p>716.113</text:p>
          </table:table-cell>
          <table:table-cell table:formula="of:=[.I95]-[.I91]" office:value-type="float" office:value="17.133" calcext:value-type="float">
            <text:p>17.133</text:p>
          </table:table-cell>
          <table:table-cell table:number-columns-repeated="2"/>
          <table:table-cell table:formula="of:=[.M92]+1" office:value-type="float" office:value="92" calcext:value-type="float">
            <text:p>92</text:p>
          </table:table-cell>
          <table:table-cell office:value-type="float" office:value="623.192" calcext:value-type="float">
            <text:p>623.192</text:p>
          </table:table-cell>
          <table:table-cell table:formula="of:=[.N92]-[.N94]" office:value-type="float" office:value="10.073" calcext:value-type="float">
            <text:p>10.073</text:p>
          </table:table-cell>
          <table:table-cell table:number-columns-repeated="4"/>
        </table:table-row>
        <table:table-row table:style-name="ro1">
          <table:table-cell office:value-type="float" office:value="988.3" calcext:value-type="float">
            <text:p>988.3</text:p>
          </table:table-cell>
          <table:table-cell table:number-columns-repeated="7"/>
          <table:table-cell office:value-type="float" office:value="682.596" calcext:value-type="float">
            <text:p>682.596</text:p>
          </table:table-cell>
          <table:table-cell table:formula="of:=[.I96]-[.I92]" office:value-type="float" office:value="686.895" calcext:value-type="float">
            <text:p>686.895</text:p>
          </table:table-cell>
          <table:table-cell table:number-columns-repeated="2"/>
          <table:table-cell table:formula="of:=[.M93]+1" office:value-type="float" office:value="93" calcext:value-type="float">
            <text:p>93</text:p>
          </table:table-cell>
          <table:table-cell office:value-type="float" office:value="629.346" calcext:value-type="float">
            <text:p>629.346</text:p>
          </table:table-cell>
          <table:table-cell table:formula="of:=[.N93]-[.N95]" office:value-type="float" office:value="10.949" calcext:value-type="float">
            <text:p>10.949</text:p>
          </table:table-cell>
          <table:table-cell table:number-columns-repeated="4"/>
        </table:table-row>
        <table:table-row table:style-name="ro1">
          <table:table-cell office:value-type="float" office:value="988.13" calcext:value-type="float">
            <text:p>988.13</text:p>
          </table:table-cell>
          <table:table-cell table:number-columns-repeated="7"/>
          <table:table-cell office:value-type="float" office:value="725.032" calcext:value-type="float">
            <text:p>725.032</text:p>
          </table:table-cell>
          <table:table-cell table:formula="of:=[.I97]-[.I93]" office:value-type="float" office:value="-716.113" calcext:value-type="float">
            <text:p>-716.113</text:p>
          </table:table-cell>
          <table:table-cell table:number-columns-repeated="2"/>
          <table:table-cell table:formula="of:=[.M94]+1" office:value-type="float" office:value="94" calcext:value-type="float">
            <text:p>94</text:p>
          </table:table-cell>
          <table:table-cell office:value-type="float" office:value="612.243" calcext:value-type="float">
            <text:p>612.243</text:p>
          </table:table-cell>
          <table:table-cell table:formula="of:=[.N94]-[.N96]" office:value-type="float" office:value="17.103" calcext:value-type="float">
            <text:p>17.103</text:p>
          </table:table-cell>
          <table:table-cell table:number-columns-repeated="4"/>
        </table:table-row>
        <table:table-row table:style-name="ro1">
          <table:table-cell office:value-type="float" office:value="985.94" calcext:value-type="float">
            <text:p>985.94</text:p>
          </table:table-cell>
          <table:table-cell table:number-columns-repeated="7"/>
          <table:table-cell office:value-type="float" office:value="686.895" calcext:value-type="float">
            <text:p>686.895</text:p>
          </table:table-cell>
          <table:table-cell table:formula="of:=[.I98]-[.I94]" office:value-type="float" office:value="5.70600000000002" calcext:value-type="float">
            <text:p>5.70600000000002</text:p>
          </table:table-cell>
          <table:table-cell table:number-columns-repeated="2"/>
          <table:table-cell table:formula="of:=[.M95]+1" office:value-type="float" office:value="95" calcext:value-type="float">
            <text:p>95</text:p>
          </table:table-cell>
          <table:table-cell office:value-type="float" office:value="612.243" calcext:value-type="float">
            <text:p>612.243</text:p>
          </table:table-cell>
          <table:table-cell table:formula="of:=[.N95]-[.N97]" office:value-type="float" office:value="14.0410000000001" calcext:value-type="float">
            <text:p>14.0410000000001</text:p>
          </table:table-cell>
          <table:table-cell table:number-columns-repeated="4"/>
        </table:table-row>
        <table:table-row table:style-name="ro1">
          <table:table-cell office:value-type="float" office:value="981.222" calcext:value-type="float">
            <text:p>981.222</text:p>
          </table:table-cell>
          <table:table-cell table:number-columns-repeated="8"/>
          <table:table-cell table:formula="of:=[.I99]-[.I95]" office:value-type="float" office:value="-71.581" calcext:value-type="float">
            <text:p>-71.581</text:p>
          </table:table-cell>
          <table:table-cell table:number-columns-repeated="2"/>
          <table:table-cell table:formula="of:=[.M96]+1" office:value-type="float" office:value="96" calcext:value-type="float">
            <text:p>96</text:p>
          </table:table-cell>
          <table:table-cell office:value-type="float" office:value="598.202" calcext:value-type="float">
            <text:p>598.202</text:p>
          </table:table-cell>
          <table:table-cell table:formula="of:=[.N96]-[.N98]" office:value-type="float" office:value="20.4160000000001" calcext:value-type="float">
            <text:p>20.4160000000001</text:p>
          </table:table-cell>
          <table:table-cell table:number-columns-repeated="4"/>
        </table:table-row>
        <table:table-row table:style-name="ro1">
          <table:table-cell office:value-type="float" office:value="973.976" calcext:value-type="float">
            <text:p>973.976</text:p>
          </table:table-cell>
          <table:table-cell table:number-columns-repeated="7"/>
          <table:table-cell office:value-type="float" office:value="688.302" calcext:value-type="float">
            <text:p>688.302</text:p>
          </table:table-cell>
          <table:table-cell table:formula="of:=[.I100]-[.I96]" office:value-type="float" office:value="10.711" calcext:value-type="float">
            <text:p>10.711</text:p>
          </table:table-cell>
          <table:table-cell table:number-columns-repeated="2"/>
          <table:table-cell table:formula="of:=[.M97]+1" office:value-type="float" office:value="97" calcext:value-type="float">
            <text:p>97</text:p>
          </table:table-cell>
          <table:table-cell office:value-type="float" office:value="591.827" calcext:value-type="float">
            <text:p>591.827</text:p>
          </table:table-cell>
          <table:table-cell table:formula="of:=[.N97]-[.N99]" office:value-type="float" office:value="32.256" calcext:value-type="float">
            <text:p>32.256</text:p>
          </table:table-cell>
          <table:table-cell table:number-columns-repeated="4"/>
        </table:table-row>
        <table:table-row table:style-name="ro1">
          <table:table-cell office:value-type="float" office:value="964.205" calcext:value-type="float">
            <text:p>964.205</text:p>
          </table:table-cell>
          <table:table-cell table:number-columns-repeated="7"/>
          <table:table-cell office:value-type="float" office:value="653.451" calcext:value-type="float">
            <text:p>653.451</text:p>
          </table:table-cell>
          <table:table-cell table:formula="of:=[.I101]-[.I97]" office:value-type="float" office:value="748.055" calcext:value-type="float">
            <text:p>748.055</text:p>
          </table:table-cell>
          <table:table-cell table:number-columns-repeated="2"/>
          <table:table-cell table:formula="of:=[.M98]+1" office:value-type="float" office:value="98" calcext:value-type="float">
            <text:p>98</text:p>
          </table:table-cell>
          <table:table-cell office:value-type="float" office:value="565.946" calcext:value-type="float">
            <text:p>565.946</text:p>
          </table:table-cell>
          <table:table-cell table:formula="of:=[.N98]-[.N100]" office:value-type="float" office:value="32.478" calcext:value-type="float">
            <text:p>32.478</text:p>
          </table:table-cell>
          <table:table-cell table:number-columns-repeated="4"/>
        </table:table-row>
        <table:table-row table:style-name="ro1">
          <table:table-cell office:value-type="float" office:value="952.869" calcext:value-type="float">
            <text:p>952.869</text:p>
          </table:table-cell>
          <table:table-cell table:number-columns-repeated="7"/>
          <table:table-cell office:value-type="float" office:value="697.606" calcext:value-type="float">
            <text:p>697.606</text:p>
          </table:table-cell>
          <table:table-cell table:formula="of:=[.I102]-[.I98]" office:value-type="float" office:value="-688.302" calcext:value-type="float">
            <text:p>-688.302</text:p>
          </table:table-cell>
          <table:table-cell table:number-columns-repeated="2"/>
          <table:table-cell table:formula="of:=[.M99]+1" office:value-type="float" office:value="99" calcext:value-type="float">
            <text:p>99</text:p>
          </table:table-cell>
          <table:table-cell office:value-type="float" office:value="559.349" calcext:value-type="float">
            <text:p>559.349</text:p>
          </table:table-cell>
          <table:table-cell table:formula="of:=[.N99]-[.N101]" office:value-type="float" office:value="33.368" calcext:value-type="float">
            <text:p>33.368</text:p>
          </table:table-cell>
          <table:table-cell table:number-columns-repeated="4"/>
        </table:table-row>
        <table:table-row table:style-name="ro1">
          <table:table-cell office:value-type="float" office:value="940.364" calcext:value-type="float">
            <text:p>940.364</text:p>
          </table:table-cell>
          <table:table-cell table:number-columns-repeated="7"/>
          <table:table-cell office:value-type="float" office:value="748.055" calcext:value-type="float">
            <text:p>748.055</text:p>
          </table:table-cell>
          <table:table-cell table:formula="of:=[.I103]-[.I99]" office:value-type="float" office:value="5.92899999999997" calcext:value-type="float">
            <text:p>5.92899999999997</text:p>
          </table:table-cell>
          <table:table-cell table:number-columns-repeated="2"/>
          <table:table-cell table:formula="of:=[.M100]+1" office:value-type="float" office:value="100" calcext:value-type="float">
            <text:p>100</text:p>
          </table:table-cell>
          <table:table-cell office:value-type="float" office:value="532.578" calcext:value-type="float">
            <text:p>532.578</text:p>
          </table:table-cell>
          <table:table-cell table:formula="of:=[.N100]-[.N102]" office:value-type="float" office:value="33.591" calcext:value-type="float">
            <text:p>33.591</text:p>
          </table:table-cell>
          <table:table-cell table:number-columns-repeated="4"/>
        </table:table-row>
        <table:table-row table:style-name="ro1">
          <table:table-cell office:value-type="float" office:value="926.111" calcext:value-type="float">
            <text:p>926.111</text:p>
          </table:table-cell>
          <table:table-cell table:number-columns-repeated="8"/>
          <table:table-cell table:formula="of:=[.I104]-[.I100]" office:value-type="float" office:value="-74.414" calcext:value-type="float">
            <text:p>-74.414</text:p>
          </table:table-cell>
          <table:table-cell table:number-columns-repeated="2"/>
          <table:table-cell table:formula="of:=[.M101]+1" office:value-type="float" office:value="101" calcext:value-type="float">
            <text:p>101</text:p>
          </table:table-cell>
          <table:table-cell office:value-type="float" office:value="525.758" calcext:value-type="float">
            <text:p>525.758</text:p>
          </table:table-cell>
          <table:table-cell table:formula="of:=[.N101]-[.N103]" office:value-type="float" office:value="31.566" calcext:value-type="float">
            <text:p>31.566</text:p>
          </table:table-cell>
          <table:table-cell table:number-columns-repeated="4"/>
        </table:table-row>
        <table:table-row table:style-name="ro1">
          <table:table-cell office:value-type="float" office:value="910.115" calcext:value-type="float">
            <text:p>910.115</text:p>
          </table:table-cell>
          <table:table-cell table:number-columns-repeated="7"/>
          <table:table-cell office:value-type="float" office:value="659.38" calcext:value-type="float">
            <text:p>659.38</text:p>
          </table:table-cell>
          <table:table-cell table:formula="of:=[.I105]-[.I101]" office:value-type="float" office:value="-108.636" calcext:value-type="float">
            <text:p>-108.636</text:p>
          </table:table-cell>
          <table:table-cell table:number-columns-repeated="2"/>
          <table:table-cell table:formula="of:=[.M102]+1" office:value-type="float" office:value="102" calcext:value-type="float">
            <text:p>102</text:p>
          </table:table-cell>
          <table:table-cell office:value-type="float" office:value="501.012" calcext:value-type="float">
            <text:p>501.012</text:p>
          </table:table-cell>
          <table:table-cell table:formula="of:=[.N102]-[.N104]" office:value-type="float" office:value="27.658" calcext:value-type="float">
            <text:p>27.658</text:p>
          </table:table-cell>
          <table:table-cell table:number-columns-repeated="4"/>
        </table:table-row>
        <table:table-row table:style-name="ro1">
          <table:table-cell office:value-type="float" office:value="901.461" calcext:value-type="float">
            <text:p>901.461</text:p>
          </table:table-cell>
          <table:table-cell table:number-columns-repeated="7"/>
          <table:table-cell office:value-type="float" office:value="623.192" calcext:value-type="float">
            <text:p>623.192</text:p>
          </table:table-cell>
          <table:table-cell table:formula="of:=[.I106]-[.I102]" office:value-type="float" office:value="693.966" calcext:value-type="float">
            <text:p>693.966</text:p>
          </table:table-cell>
          <table:table-cell table:number-columns-repeated="2"/>
          <table:table-cell table:formula="of:=[.M103]+1" office:value-type="float" office:value="103" calcext:value-type="float">
            <text:p>103</text:p>
          </table:table-cell>
          <table:table-cell office:value-type="float" office:value="498.1" calcext:value-type="float">
            <text:p>498.1</text:p>
          </table:table-cell>
          <table:table-cell table:formula="of:=[.N103]-[.N105]" office:value-type="float" office:value="9.95499999999998" calcext:value-type="float">
            <text:p>9.95499999999998</text:p>
          </table:table-cell>
          <table:table-cell table:number-columns-repeated="4"/>
        </table:table-row>
        <table:table-row table:style-name="ro1">
          <table:table-cell office:value-type="float" office:value="868.852" calcext:value-type="float">
            <text:p>868.852</text:p>
          </table:table-cell>
          <table:table-cell table:number-columns-repeated="7"/>
          <table:table-cell office:value-type="float" office:value="639.419" calcext:value-type="float">
            <text:p>639.419</text:p>
          </table:table-cell>
          <table:table-cell table:formula="of:=[.I107]-[.I103]" office:value-type="float" office:value="-659.38" calcext:value-type="float">
            <text:p>-659.38</text:p>
          </table:table-cell>
          <table:table-cell table:number-columns-repeated="2"/>
          <table:table-cell table:formula="of:=[.M104]+1" office:value-type="float" office:value="104" calcext:value-type="float">
            <text:p>104</text:p>
          </table:table-cell>
          <table:table-cell office:value-type="float" office:value="491.057" calcext:value-type="float">
            <text:p>491.057</text:p>
          </table:table-cell>
          <table:table-cell table:formula="of:=[.N104]-[.N10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48.007" calcext:value-type="float">
            <text:p>848.007</text:p>
          </table:table-cell>
          <table:table-cell table:number-columns-repeated="7"/>
          <table:table-cell office:value-type="float" office:value="693.966" calcext:value-type="float">
            <text:p>693.966</text:p>
          </table:table-cell>
          <table:table-cell table:formula="of:=[.I108]-[.I104]" office:value-type="float" office:value="6.154" calcext:value-type="float">
            <text:p>6.154</text:p>
          </table:table-cell>
          <table:table-cell table:number-columns-repeated="2"/>
          <table:table-cell table:formula="of:=[.M105]+1" office:value-type="float" office:value="105" calcext:value-type="float">
            <text:p>105</text:p>
          </table:table-cell>
          <table:table-cell office:value-type="float" office:value="498.1" calcext:value-type="float">
            <text:p>498.1</text:p>
          </table:table-cell>
          <table:table-cell table:formula="of:=[.N105]-[.N107]" office:value-type="float" office:value="28.547" calcext:value-type="float">
            <text:p>28.547</text:p>
          </table:table-cell>
          <table:table-cell table:number-columns-repeated="4"/>
        </table:table-row>
        <table:table-row table:style-name="ro1">
          <table:table-cell office:value-type="float" office:value="825.55" calcext:value-type="float">
            <text:p>825.55</text:p>
          </table:table-cell>
          <table:table-cell table:number-columns-repeated="8"/>
          <table:table-cell table:formula="of:=[.I109]-[.I105]" office:value-type="float" office:value="-47.592" calcext:value-type="float">
            <text:p>-47.592</text:p>
          </table:table-cell>
          <table:table-cell table:number-columns-repeated="2"/>
          <table:table-cell table:formula="of:=[.M106]+1" office:value-type="float" office:value="106" calcext:value-type="float">
            <text:p>106</text:p>
          </table:table-cell>
          <table:table-cell office:value-type="float" office:value="462.51" calcext:value-type="float">
            <text:p>462.51</text:p>
          </table:table-cell>
          <table:table-cell table:formula="of:=[.N106]-[.N108]" office:value-type="float" office:value="42.856" calcext:value-type="float">
            <text:p>42.856</text:p>
          </table:table-cell>
          <table:table-cell table:number-columns-repeated="4"/>
        </table:table-row>
        <table:table-row table:style-name="ro1">
          <table:table-cell office:value-type="float" office:value="801.94" calcext:value-type="float">
            <text:p>801.94</text:p>
          </table:table-cell>
          <table:table-cell table:number-columns-repeated="7"/>
          <table:table-cell office:value-type="float" office:value="629.346" calcext:value-type="float">
            <text:p>629.346</text:p>
          </table:table-cell>
          <table:table-cell table:formula="of:=[.I110]-[.I106]" office:value-type="float" office:value="-81.723" calcext:value-type="float">
            <text:p>-81.723</text:p>
          </table:table-cell>
          <table:table-cell table:number-columns-repeated="2"/>
          <table:table-cell table:formula="of:=[.M107]+1" office:value-type="float" office:value="107" calcext:value-type="float">
            <text:p>107</text:p>
          </table:table-cell>
          <table:table-cell office:value-type="float" office:value="455.244" calcext:value-type="float">
            <text:p>455.244</text:p>
          </table:table-cell>
          <table:table-cell table:formula="of:=[.N107]-[.N109]" office:value-type="float" office:value="44.191" calcext:value-type="float">
            <text:p>44.191</text:p>
          </table:table-cell>
          <table:table-cell table:number-columns-repeated="4"/>
        </table:table-row>
        <table:table-row table:style-name="ro1">
          <table:table-cell office:value-type="float" office:value="777.218" calcext:value-type="float">
            <text:p>777.218</text:p>
          </table:table-cell>
          <table:table-cell table:number-columns-repeated="7"/>
          <table:table-cell office:value-type="float" office:value="591.827" calcext:value-type="float">
            <text:p>591.827</text:p>
          </table:table-cell>
          <table:table-cell table:formula="of:=[.I111]-[.I107]" office:value-type="float" office:value="0" calcext:value-type="float">
            <text:p>0</text:p>
          </table:table-cell>
          <table:table-cell table:number-columns-repeated="2"/>
          <table:table-cell table:formula="of:=[.M108]+1" office:value-type="float" office:value="108" calcext:value-type="float">
            <text:p>108</text:p>
          </table:table-cell>
          <table:table-cell office:value-type="float" office:value="418.319" calcext:value-type="float">
            <text:p>418.319</text:p>
          </table:table-cell>
          <table:table-cell table:formula="of:=[.N108]-[.N110]" office:value-type="float" office:value="74.814" calcext:value-type="float">
            <text:p>74.814</text:p>
          </table:table-cell>
          <table:table-cell table:number-columns-repeated="4"/>
        </table:table-row>
        <table:table-row table:style-name="ro1">
          <table:table-cell office:value-type="float" office:value="751.414" calcext:value-type="float">
            <text:p>751.414</text:p>
          </table:table-cell>
          <table:table-cell table:number-columns-repeated="7"/>
          <table:table-cell office:value-type="float" office:value="612.243" calcext:value-type="float">
            <text:p>612.243</text:p>
          </table:table-cell>
          <table:table-cell table:formula="of:=[.I112]-[.I108]" office:value-type="float" office:value="-629.346" calcext:value-type="float">
            <text:p>-629.346</text:p>
          </table:table-cell>
          <table:table-cell table:number-columns-repeated="2"/>
          <table:table-cell table:formula="of:=[.M109]+1" office:value-type="float" office:value="109" calcext:value-type="float">
            <text:p>109</text:p>
          </table:table-cell>
          <table:table-cell office:value-type="float" office:value="380.43" calcext:value-type="float">
            <text:p>380.43</text:p>
          </table:table-cell>
          <table:table-cell table:formula="of:=[.N109]-[.N111]" office:value-type="float" office:value="76.558" calcext:value-type="float">
            <text:p>76.558</text:p>
          </table:table-cell>
          <table:table-cell table:number-columns-repeated="4"/>
        </table:table-row>
        <table:table-row table:style-name="ro1">
          <table:table-cell office:value-type="float" office:value="725.032" calcext:value-type="float">
            <text:p>725.032</text:p>
          </table:table-cell>
          <table:table-cell table:number-columns-repeated="8"/>
          <table:table-cell table:formula="of:=[.I113]-[.I109]" office:value-type="float" office:value="6.375" calcext:value-type="float">
            <text:p>6.375</text:p>
          </table:table-cell>
          <table:table-cell table:number-columns-repeated="2"/>
          <table:table-cell table:formula="of:=[.M110]+1" office:value-type="float" office:value="110" calcext:value-type="float">
            <text:p>110</text:p>
          </table:table-cell>
          <table:table-cell office:value-type="float" office:value="341.761" calcext:value-type="float">
            <text:p>341.761</text:p>
          </table:table-cell>
          <table:table-cell table:formula="of:=[.N110]-[.N112]" office:value-type="float" office:value="78.449" calcext:value-type="float">
            <text:p>78.449</text:p>
          </table:table-cell>
          <table:table-cell table:number-columns-repeated="4"/>
        </table:table-row>
        <table:table-row table:style-name="ro1">
          <table:table-cell office:value-type="float" office:value="697.606" calcext:value-type="float">
            <text:p>697.606</text:p>
          </table:table-cell>
          <table:table-cell table:number-columns-repeated="8"/>
          <table:table-cell table:formula="of:=[.I114]-[.I110]" office:value-type="float" office:value="-52.894" calcext:value-type="float">
            <text:p>-52.894</text:p>
          </table:table-cell>
          <table:table-cell table:number-columns-repeated="2"/>
          <table:table-cell table:formula="of:=[.M111]+1" office:value-type="float" office:value="111" calcext:value-type="float">
            <text:p>111</text:p>
          </table:table-cell>
          <table:table-cell office:value-type="float" office:value="301.981" calcext:value-type="float">
            <text:p>301.981</text:p>
          </table:table-cell>
          <table:table-cell table:number-columns-repeated="5"/>
        </table:table-row>
        <table:table-row table:style-name="ro1">
          <table:table-cell office:value-type="float" office:value="639.419" calcext:value-type="float">
            <text:p>639.419</text:p>
          </table:table-cell>
          <table:table-cell table:number-columns-repeated="7"/>
          <table:table-cell office:value-type="float" office:value="598.202" calcext:value-type="float">
            <text:p>598.202</text:p>
          </table:table-cell>
          <table:table-cell table:formula="of:=[.I115]-[.I111]" office:value-type="float" office:value="612.243" calcext:value-type="float">
            <text:p>612.243</text:p>
          </table:table-cell>
          <table:table-cell table:number-columns-repeated="9"/>
        </table:table-row>
        <table:table-row table:style-name="ro1">
          <table:table-cell office:value-type="float" office:value="612.243" calcext:value-type="float">
            <text:p>612.243</text:p>
          </table:table-cell>
          <table:table-cell table:number-columns-repeated="7"/>
          <table:table-cell office:value-type="float" office:value="559.349" calcext:value-type="float">
            <text:p>559.349</text:p>
          </table:table-cell>
          <table:table-cell table:formula="of:=[.I116]-[.I11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2.243" calcext:value-type="float">
            <text:p>612.243</text:p>
          </table:table-cell>
          <table:table-cell table:number-columns-repeated="7"/>
          <table:table-cell office:value-type="float" office:value="612.243" calcext:value-type="float">
            <text:p>612.243</text:p>
          </table:table-cell>
          <table:table-cell table:formula="of:=[.I117]-[.I113]" office:value-type="float" office:value="-598.202" calcext:value-type="float">
            <text:p>-598.202</text:p>
          </table:table-cell>
          <table:table-cell table:number-columns-repeated="9"/>
        </table:table-row>
        <table:table-row table:style-name="ro1">
          <table:table-cell office:value-type="float" office:value="501.012" calcext:value-type="float">
            <text:p>501.012</text:p>
          </table:table-cell>
          <table:table-cell table:number-columns-repeated="8"/>
          <table:table-cell table:formula="of:=[.I118]-[.I114]" office:value-type="float" office:value="6.59699999999998" calcext:value-type="float">
            <text:p>6.59699999999998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I119]-[.I115]" office:value-type="float" office:value="-86.485" calcext:value-type="float">
            <text:p>-86.485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565.946" calcext:value-type="float">
            <text:p>565.946</text:p>
          </table:table-cell>
          <table:table-cell table:formula="of:=[.I120]-[.I116]" office:value-type="float" office:value="501.012" calcext:value-type="float">
            <text:p>501.012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525.758" calcext:value-type="float">
            <text:p>525.758</text:p>
          </table:table-cell>
          <table:table-cell table:formula="of:=[.I121]-[.I11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501.012" calcext:value-type="float">
            <text:p>501.012</text:p>
          </table:table-cell>
          <table:table-cell table:formula="of:=[.I122]-[.I118]" office:value-type="float" office:value="-565.946" calcext:value-type="float">
            <text:p>-565.946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I123]-[.I119]" office:value-type="float" office:value="6.81999999999994" calcext:value-type="float">
            <text:p>6.81999999999994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I124]-[.I120]" office:value-type="float" office:value="-9.95499999999998" calcext:value-type="float">
            <text:p>-9.95499999999998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532.578" calcext:value-type="float">
            <text:p>532.578</text:p>
          </table:table-cell>
          <table:table-cell table:formula="of:=[.I125]-[.I12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491.057" calcext:value-type="float">
            <text:p>491.057</text:p>
          </table:table-cell>
          <table:table-cell table:formula="of:=[.I126]-[.I12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I127]-[.I123]" office:value-type="float" office:value="-532.578" calcext:value-type="float">
            <text:p>-532.578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I128]-[.I124]" office:value-type="float" office:value="7.04300000000001" calcext:value-type="float">
            <text:p>7.04300000000001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I129]-[.I125]" office:value-type="float" office:value="455.244" calcext:value-type="float">
            <text:p>455.244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498.1" calcext:value-type="float">
            <text:p>498.1</text:p>
          </table:table-cell>
          <table:table-cell table:formula="of:=[.I130]-[.I12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455.244" calcext:value-type="float">
            <text:p>455.244</text:p>
          </table:table-cell>
          <table:table-cell table:formula="of:=[.I131]-[.I12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I132]-[.I128]" office:value-type="float" office:value="-498.1" calcext:value-type="float">
            <text:p>-498.1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I133]-[.I129]" office:value-type="float" office:value="7.26599999999996" calcext:value-type="float">
            <text:p>7.26599999999996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I134]-[.I130]" office:value-type="float" office:value="418.319" calcext:value-type="float">
            <text:p>418.319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462.51" calcext:value-type="float">
            <text:p>462.51</text:p>
          </table:table-cell>
          <table:table-cell table:formula="of:=[.I135]-[.I13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418.319" calcext:value-type="float">
            <text:p>418.319</text:p>
          </table:table-cell>
          <table:table-cell table:formula="of:=[.I136]-[.I13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I137]-[.I133]" office:value-type="float" office:value="-462.51" calcext:value-type="float">
            <text:p>-462.51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I138]-[.I134]" office:value-type="float" office:value="44.191" calcext:value-type="float">
            <text:p>44.191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I139]-[.I135]" office:value-type="float" office:value="380.43" calcext:value-type="float">
            <text:p>380.43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462.51" calcext:value-type="float">
            <text:p>462.51</text:p>
          </table:table-cell>
          <table:table-cell table:formula="of:=[.I140]-[.I13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380.43" calcext:value-type="float">
            <text:p>380.43</text:p>
          </table:table-cell>
          <table:table-cell table:formula="of:=[.I141]-[.I13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I142]-[.I138]" office:value-type="float" office:value="-462.51" calcext:value-type="float">
            <text:p>-462.51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I143]-[.I139]" office:value-type="float" office:value="-380.43" calcext:value-type="float">
            <text:p>-380.43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I144]-[.I140]" office:value-type="float" office:value="341.761" calcext:value-type="float">
            <text:p>341.761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I145]-[.I14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341.761" calcext:value-type="float">
            <text:p>341.761</text:p>
          </table:table-cell>
          <table:table-cell table:formula="of:=[.I146]-[.I14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I147]-[.I14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I148]-[.I144]" office:value-type="float" office:value="-341.761" calcext:value-type="float">
            <text:p>-341.761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I149]-[.I145]" office:value-type="float" office:value="301.981" calcext:value-type="float">
            <text:p>301.981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I150]-[.I14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301.981" calcext:value-type="float">
            <text:p>301.981</text:p>
          </table:table-cell>
          <table:table-cell table:formula="of:=[.I151]-[.I147]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16:01:45.997567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8T18:03:57.472316780</meta:creation-date>
    <dc:date>2021-01-23T16:04:54.034252263</dc:date>
    <meta:editing-duration>PT19M39S</meta:editing-duration>
    <meta:editing-cycles>3</meta:editing-cycles>
    <meta:generator>LibreOffice/7.0.3.1$Linux_X86_64 LibreOffice_project/00$Build-1</meta:generator>
    <meta:document-statistic meta:table-count="1" meta:cell-count="809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96cm" svg:height="5.526cm" xlink:href=".." xlink:type="simple" chart:class="chart:line" chart:style-name="ch1">
        <chart:legend chart:legend-position="end" svg:x="10.733cm" svg:y="2.464cm" style:legend-expansion="high" chart:style-name="ch2"/>
        <chart:plot-area chart:style-name="ch3" table:cell-range-address="Sheet1.A1:Sheet1.A116" svg:x="0.259cm" svg:y="0.11cm" svg:width="10.215cm" svg:height="5.306cm">
          <chart:coordinate-region svg:x="1.251cm" svg:y="0.231cm" svg:width="9.223cm" svg:height="4.1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16" chart:class="chart:line">
            <chart:data-point chart:repeated="1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8.3">
                <text:p>988.3</text:p>
                <draw:g>
                  <svg:desc>Sheet1.A1:Sheet1.A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8.227">
                <text:p>988.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6.353">
                <text:p>986.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1.95">
                <text:p>981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5.022">
                <text:p>975.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5.567">
                <text:p>965.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4.311">
                <text:p>954.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2.026">
                <text:p>942.0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7.993">
                <text:p>927.9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2.216">
                <text:p>912.2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4.729">
                <text:p>894.7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6.207">
                <text:p>876.2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5.999">
                <text:p>855.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4.069">
                <text:p>834.0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0.863">
                <text:p>810.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6.545">
                <text:p>786.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1.115">
                <text:p>761.1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4.933">
                <text:p>734.9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7.899">
                <text:p>707.8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6.895">
                <text:p>686.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8.055">
                <text:p>748.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3.966">
                <text:p>693.9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8.3">
                <text:p>988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8.3">
                <text:p>988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7.177">
                <text:p>987.1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3.534">
                <text:p>983.5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7.365">
                <text:p>977.3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8.667">
                <text:p>968.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57.707">
                <text:p>957.7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5.889">
                <text:p>945.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2.381">
                <text:p>932.3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17.127">
                <text:p>917.1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0.126">
                <text:p>900.1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1.923">
                <text:p>881.9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62.238">
                <text:p>862.2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40.804">
                <text:p>840.8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7.932">
                <text:p>817.9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3.947">
                <text:p>793.9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68.849">
                <text:p>768.8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42.816">
                <text:p>742.8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6.113">
                <text:p>716.1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8.302">
                <text:p>688.3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9.38">
                <text:p>659.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9.346">
                <text:p>629.3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8.202">
                <text:p>598.2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5.946">
                <text:p>565.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2.578">
                <text:p>532.5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8.1">
                <text:p>498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2.51">
                <text:p>462.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2.51">
                <text:p>462.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88.3">
                <text:p>988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8.3">
                <text:p>988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87.055">
                <text:p>987.0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83.286">
                <text:p>983.2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76.99">
                <text:p>976.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68.167">
                <text:p>968.1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7.142">
                <text:p>957.1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5.257">
                <text:p>945.2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88.3">
                <text:p>988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87.292">
                <text:p>987.2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83.775">
                <text:p>983.7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77.731">
                <text:p>977.7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69.159">
                <text:p>969.1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58.27">
                <text:p>958.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46.515">
                <text:p>946.5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3.094">
                <text:p>933.0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17.927">
                <text:p>917.9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1.012">
                <text:p>901.0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82.856">
                <text:p>882.8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63.258">
                <text:p>863.2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1.91">
                <text:p>841.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19.094">
                <text:p>819.0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5.164">
                <text:p>795.1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.121">
                <text:p>770.1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44.113">
                <text:p>744.1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17.465">
                <text:p>717.4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2.596">
                <text:p>682.5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3.451">
                <text:p>653.4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23.192">
                <text:p>623.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1.827">
                <text:p>591.8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9.349">
                <text:p>559.3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5.758">
                <text:p>525.7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1.057">
                <text:p>491.0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5.244">
                <text:p>455.2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8.319">
                <text:p>418.3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0.43">
                <text:p>380.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1.761">
                <text:p>341.7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1.981">
                <text:p>301.9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8.3">
                <text:p>988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8.3">
                <text:p>988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88.13">
                <text:p>988.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5.94">
                <text:p>985.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1.222">
                <text:p>981.2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3.976">
                <text:p>973.9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64.205">
                <text:p>964.2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52.869">
                <text:p>952.8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40.364">
                <text:p>940.3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26.111">
                <text:p>926.1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10.115">
                <text:p>910.1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1.461">
                <text:p>901.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68.852">
                <text:p>868.8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8.007">
                <text:p>848.0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25.55">
                <text:p>825.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01.94">
                <text:p>801.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77.218">
                <text:p>777.2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51.414">
                <text:p>751.4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25.032">
                <text:p>725.0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97.606">
                <text:p>697.6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39.419">
                <text:p>639.4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12.243">
                <text:p>612.2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2.243">
                <text:p>612.2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1.012">
                <text:p>501.0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235cm" svg:height="6.589cm" xlink:href=".." xlink:type="simple" chart:class="chart:line" chart:style-name="ch1">
        <chart:legend chart:legend-position="end" svg:x="9.104cm" svg:y="2.995cm" style:legend-expansion="high" chart:style-name="ch2"/>
        <chart:plot-area chart:style-name="ch3" table:cell-range-address="Sheet1.I1:Sheet1.I149" svg:x="0.224cm" svg:y="0.131cm" svg:width="8.656cm" svg:height="6.327cm">
          <chart:coordinate-region svg:x="1.216cm" svg:y="0.252cm" svg:width="7.664cm" svg:height="5.2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149" chart:class="chart:line">
            <chart:data-point chart:repeated="1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8.3">
                <text:p>988.3</text:p>
                <draw:g>
                  <svg:desc>Sheet1.I1:Sheet1.I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8.3">
                <text:p>98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8.3">
                <text:p>988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8.3">
                <text:p>988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8.3">
                <text:p>988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8.227">
                <text:p>988.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8.3">
                <text:p>988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8.3">
                <text:p>988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7.292">
                <text:p>987.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8.3">
                <text:p>988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6.353">
                <text:p>986.3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7.055">
                <text:p>987.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7.177">
                <text:p>987.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3.775">
                <text:p>983.7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8.13">
                <text:p>988.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1.95">
                <text:p>981.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3.286">
                <text:p>983.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3.534">
                <text:p>983.5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7.731">
                <text:p>977.7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5.94">
                <text:p>985.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5.022">
                <text:p>975.0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6.99">
                <text:p>976.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7.365">
                <text:p>977.3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9.159">
                <text:p>969.1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1.222">
                <text:p>981.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5.567">
                <text:p>965.5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8.167">
                <text:p>968.1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8.667">
                <text:p>968.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8.27">
                <text:p>958.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3.976">
                <text:p>973.9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4.311">
                <text:p>954.3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7.142">
                <text:p>957.1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7.707">
                <text:p>957.7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46.515">
                <text:p>946.5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64.205">
                <text:p>964.2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42.026">
                <text:p>942.0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45.257">
                <text:p>945.2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45.889">
                <text:p>945.8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33.094">
                <text:p>933.0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52.869">
                <text:p>952.8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27.993">
                <text:p>927.9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32.381">
                <text:p>932.3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7.927">
                <text:p>917.9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40.364">
                <text:p>940.3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2.216">
                <text:p>912.2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17.127">
                <text:p>917.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1.012">
                <text:p>901.0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26.111">
                <text:p>926.1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94.729">
                <text:p>894.7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0.126">
                <text:p>900.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82.856">
                <text:p>882.8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0.115">
                <text:p>910.1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76.207">
                <text:p>876.2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81.923">
                <text:p>881.9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3.258">
                <text:p>863.2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1.461">
                <text:p>901.4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5.999">
                <text:p>855.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62.238">
                <text:p>862.2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1.91">
                <text:p>841.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8.852">
                <text:p>868.8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4.069">
                <text:p>834.0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40.804">
                <text:p>840.8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19.094">
                <text:p>819.0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8.007">
                <text:p>848.0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0.863">
                <text:p>810.8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7.932">
                <text:p>817.9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5.164">
                <text:p>795.1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25.55">
                <text:p>825.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6.545">
                <text:p>786.5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3.947">
                <text:p>793.9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.121">
                <text:p>770.1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1.94">
                <text:p>801.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1.115">
                <text:p>761.1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68.849">
                <text:p>768.8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4.113">
                <text:p>744.1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7.218">
                <text:p>777.2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4.933">
                <text:p>734.9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42.816">
                <text:p>742.8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7.465">
                <text:p>717.4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51.414">
                <text:p>751.4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7.899">
                <text:p>707.8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6.113">
                <text:p>716.1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2.596">
                <text:p>682.5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25.032">
                <text:p>725.0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6.895">
                <text:p>686.8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8.302">
                <text:p>688.3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3.451">
                <text:p>653.4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7.606">
                <text:p>697.6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48.055">
                <text:p>748.0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9.38">
                <text:p>659.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23.192">
                <text:p>623.1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39.419">
                <text:p>639.4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3.966">
                <text:p>693.9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9.346">
                <text:p>629.3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1.827">
                <text:p>591.8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2.243">
                <text:p>612.2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8.202">
                <text:p>598.2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9.349">
                <text:p>559.3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2.243">
                <text:p>612.2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5.946">
                <text:p>565.9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25.758">
                <text:p>525.7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1.012">
                <text:p>501.0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2.578">
                <text:p>532.5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1.057">
                <text:p>491.0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8.1">
                <text:p>498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55.244">
                <text:p>455.2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2.51">
                <text:p>462.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8.319">
                <text:p>418.3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2.51">
                <text:p>462.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0.43">
                <text:p>380.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1.761">
                <text:p>341.7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1.981">
                <text:p>301.9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Sheet1.N1:Sheet1.N112" svg:x="0.319cm" svg:y="0.18cm" svg:width="12.508cm" svg:height="8.646cm">
          <chart:coordinate-region svg:x="1.311cm" svg:y="0.301cm" svg:width="11.516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1:Sheet1.N112" chart:class="chart:line">
            <chart:data-point chart:repeated="1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8.3">
                <text:p>988.3</text:p>
                <draw:g>
                  <svg:desc>Sheet1.N1:Sheet1.N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8.3">
                <text:p>98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8.3">
                <text:p>988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8.3">
                <text:p>988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8.3">
                <text:p>988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8.3">
                <text:p>988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8.3">
                <text:p>988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8.3">
                <text:p>988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8.227">
                <text:p>988.2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8.13">
                <text:p>988.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7.292">
                <text:p>987.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7.177">
                <text:p>987.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7.055">
                <text:p>987.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6.353">
                <text:p>986.3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5.94">
                <text:p>985.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3.775">
                <text:p>983.7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3.534">
                <text:p>983.5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3.286">
                <text:p>983.2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1.95">
                <text:p>981.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1.222">
                <text:p>981.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7.731">
                <text:p>977.7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7.365">
                <text:p>977.3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6.99">
                <text:p>976.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5.022">
                <text:p>975.0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3.976">
                <text:p>973.9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9.159">
                <text:p>969.1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8.167">
                <text:p>968.1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8.667">
                <text:p>968.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5.567">
                <text:p>965.5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4.205">
                <text:p>964.2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8.27">
                <text:p>958.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7.142">
                <text:p>957.1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7.707">
                <text:p>957.7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4.311">
                <text:p>954.3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2.869">
                <text:p>952.8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46.515">
                <text:p>946.5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45.889">
                <text:p>945.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45.257">
                <text:p>945.2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42.026">
                <text:p>942.0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40.364">
                <text:p>940.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3.094">
                <text:p>933.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32.381">
                <text:p>932.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7.993">
                <text:p>927.9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6.111">
                <text:p>926.1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7.927">
                <text:p>917.9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7.127">
                <text:p>917.1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12.216">
                <text:p>912.2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10.115">
                <text:p>910.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1.461">
                <text:p>901.4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1.012">
                <text:p>901.0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0.126">
                <text:p>900.1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94.729">
                <text:p>894.7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2.856">
                <text:p>882.8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81.923">
                <text:p>881.9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6.207">
                <text:p>876.2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68.852">
                <text:p>868.8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63.258">
                <text:p>863.2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62.238">
                <text:p>862.2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55.999">
                <text:p>855.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8.007">
                <text:p>848.0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41.91">
                <text:p>841.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40.804">
                <text:p>840.8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4.069">
                <text:p>834.0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25.55">
                <text:p>825.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19.094">
                <text:p>819.0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7.932">
                <text:p>817.9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0.863">
                <text:p>810.8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1.94">
                <text:p>801.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5.164">
                <text:p>795.1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3.947">
                <text:p>793.9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6.545">
                <text:p>786.5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7.218">
                <text:p>777.2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0.121">
                <text:p>770.1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8.849">
                <text:p>768.8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1.115">
                <text:p>761.1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1.414">
                <text:p>751.4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8.055">
                <text:p>748.0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44.113">
                <text:p>744.1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42.816">
                <text:p>742.8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4.933">
                <text:p>734.9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25.032">
                <text:p>725.0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17.465">
                <text:p>717.4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16.113">
                <text:p>716.1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7.899">
                <text:p>707.8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97.606">
                <text:p>697.6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93.966">
                <text:p>693.9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8.302">
                <text:p>688.3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6.895">
                <text:p>686.8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2.596">
                <text:p>682.5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59.38">
                <text:p>659.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53.451">
                <text:p>653.4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39.419">
                <text:p>639.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23.192">
                <text:p>623.1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9.346">
                <text:p>629.3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2.243">
                <text:p>612.2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12.243">
                <text:p>612.2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8.202">
                <text:p>598.2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1.827">
                <text:p>591.8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65.946">
                <text:p>565.9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9.349">
                <text:p>559.3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32.578">
                <text:p>532.5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5.758">
                <text:p>525.7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1.012">
                <text:p>501.0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8.1">
                <text:p>498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1.057">
                <text:p>491.0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8.1">
                <text:p>498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2.51">
                <text:p>462.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5.244">
                <text:p>455.2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8.319">
                <text:p>418.3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.43">
                <text:p>380.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1.761">
                <text:p>341.7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1.981">
                <text:p>301.9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249cm" svg:height="6.89cm" xlink:href=".." xlink:type="simple" chart:class="chart:line" chart:style-name="ch1">
        <chart:legend chart:legend-position="end" svg:x="9.37cm" svg:y="3.146cm" style:legend-expansion="high" chart:style-name="ch2"/>
        <chart:plot-area chart:style-name="ch3" table:cell-range-address="Sheet1.O2:Sheet1.O112" svg:x="0.244cm" svg:y="0.137cm" svg:width="8.882cm" svg:height="6.616cm">
          <chart:coordinate-region svg:x="0.865cm" svg:y="0.258cm" svg:width="8.261cm" svg:height="5.4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2:Sheet1.O112" chart:class="chart:line">
            <chart:data-point chart:repeated="1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O2:Sheet1.O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29999999999791">
                <text:p>0.0729999999999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9999999999959">
                <text:p>0.1699999999999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4999999999945">
                <text:p>0.934999999999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2999999999975">
                <text:p>0.952999999999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700000000008">
                <text:p>0.23700000000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24000000000069">
                <text:p>0.824000000000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149999999999">
                <text:p>1.114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7799999999997">
                <text:p>2.57799999999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0600000000006">
                <text:p>2.406000000000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9000000000033">
                <text:p>0.4890000000000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8399999999995">
                <text:p>1.58399999999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6399999999996">
                <text:p>2.063999999999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1900000000005">
                <text:p>4.21900000000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5699999999997">
                <text:p>3.856999999999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40999999999985">
                <text:p>0.7409999999999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4299999999996">
                <text:p>2.342999999999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1400000000001">
                <text:p>3.0140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86300000000006">
                <text:p>5.86300000000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80899999999997">
                <text:p>5.80899999999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91999999999962">
                <text:p>0.4919999999999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0000000000002">
                <text:p>2.60000000000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46199999999999">
                <text:p>4.4619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29700000000003">
                <text:p>7.297000000000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06299999999999">
                <text:p>7.0629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62999999999988">
                <text:p>0.5629999999999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3100000000002">
                <text:p>2.83100000000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83799999999997">
                <text:p>4.83799999999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79600000000005">
                <text:p>7.796000000000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98000000000002">
                <text:p>6.98000000000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5800000000004">
                <text:p>1.258000000000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86300000000006">
                <text:p>3.863000000000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89299999999992">
                <text:p>4.892999999999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9319999999999">
                <text:p>8.931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98300000000006">
                <text:p>7.983000000000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101">
                <text:p>5.1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26999999999998">
                <text:p>6.26999999999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066">
                <text:p>10.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98400000000004">
                <text:p>8.984000000000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71100000000001">
                <text:p>5.7110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01199999999994">
                <text:p>7.011999999999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755">
                <text:p>10.7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10300000000007">
                <text:p>9.103000000000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3500000000004">
                <text:p>1.335000000000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2829999999999">
                <text:p>6.282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27">
                <text:p>17.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806">
                <text:p>12.8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649">
                <text:p>6.6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071">
                <text:p>13.0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949">
                <text:p>12.9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61399999999992">
                <text:p>6.613999999999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25900000000001">
                <text:p>7.25900000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2310000000001">
                <text:p>14.231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0890000000001">
                <text:p>14.089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20299999999997">
                <text:p>7.20299999999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84100000000001">
                <text:p>7.841000000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254">
                <text:p>15.2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9749999999999">
                <text:p>14.974999999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61799999999994">
                <text:p>7.617999999999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23099999999999">
                <text:p>8.230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992">
                <text:p>15.9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6990000000001">
                <text:p>15.69900000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99300000000005">
                <text:p>7.993000000000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61900000000003">
                <text:p>8.6190000000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729">
                <text:p>16.7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424">
                <text:p>16.4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36899999999991">
                <text:p>8.368999999999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00599999999997">
                <text:p>9.005999999999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4350000000001">
                <text:p>17.435000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0600000000001">
                <text:p>13.0600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30099999999993">
                <text:p>7.300999999999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23899999999992">
                <text:p>5.238999999999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18000000000006">
                <text:p>9.180000000000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.784">
                <text:p>17.7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468">
                <text:p>17.4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91899999999998">
                <text:p>8.91899999999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56600000000003">
                <text:p>9.566000000000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.5070000000001">
                <text:p>18.50700000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933">
                <text:p>13.9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30399999999997">
                <text:p>9.303999999999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07100000000003">
                <text:p>7.071000000000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70600000000002">
                <text:p>5.706000000000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.515">
                <text:p>27.5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.145">
                <text:p>29.1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961">
                <text:p>19.9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.259">
                <text:p>30.2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073">
                <text:p>10.0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949">
                <text:p>10.9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.103">
                <text:p>17.1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.0410000000001">
                <text:p>14.041000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4160000000001">
                <text:p>20.416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.256">
                <text:p>32.2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.478">
                <text:p>32.4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.368">
                <text:p>33.3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.591">
                <text:p>33.5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.566">
                <text:p>31.5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.658">
                <text:p>27.6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95499999999998">
                <text:p>9.954999999999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547">
                <text:p>28.5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.856">
                <text:p>42.8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.191">
                <text:p>44.1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.814">
                <text:p>74.8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6.558">
                <text:p>76.5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8.449">
                <text:p>78.4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